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49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02" calcext:value-type="float">
            <text:p>-2,00E-05</text:p>
          </table:table-cell>
          <table:table-cell office:value-type="float" office:value="0.00619" calcext:value-type="float">
            <text:p>0,0061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])" office:value-type="float" office:value="0.00002" calcext:value-type="float">
            <text:p>2E-05</text:p>
          </table:table-cell>
          <table:table-cell table:number-columns-repeated="2"/>
          <table:table-cell table:formula="of:=([.B1]+[.C1])*[.D1]" office:value-type="float" office:value="0.01234" calcext:value-type="float">
            <text:p>0,01234</text:p>
          </table:table-cell>
          <table:table-cell table:formula="of:=([.B1]-[.C1])/[.D1]" office:value-type="float" office:value="-0.003105" calcext:value-type="float">
            <text:p>-0,003105</text:p>
          </table:table-cell>
          <table:table-cell table:number-columns-repeated="141"/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-0.00002" calcext:value-type="float">
            <text:p>-2,00E-05</text:p>
          </table:table-cell>
          <table:table-cell office:value-type="float" office:value="0.00525" calcext:value-type="float">
            <text:p>0,0052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])" office:value-type="float" office:value="0.00002" calcext:value-type="float">
            <text:p>2E-05</text:p>
          </table:table-cell>
          <table:table-cell table:number-columns-repeated="2"/>
          <table:table-cell table:formula="of:=([.B2]+[.C2])*[.D2]" office:value-type="float" office:value="0.01046" calcext:value-type="float">
            <text:p>0,01046</text:p>
          </table:table-cell>
          <table:table-cell table:formula="of:=([.B2]-[.C2])/[.D2]" office:value-type="float" office:value="-0.002635" calcext:value-type="float">
            <text:p>-0,002635</text:p>
          </table:table-cell>
          <table:table-cell table:number-columns-repeated="141"/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-0.00003" calcext:value-type="float">
            <text:p>-3,00E-05</text:p>
          </table:table-cell>
          <table:table-cell office:value-type="float" office:value="0.00696" calcext:value-type="float">
            <text:p>0,0069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])" office:value-type="float" office:value="0.00003" calcext:value-type="float">
            <text:p>3E-05</text:p>
          </table:table-cell>
          <table:table-cell table:number-columns-repeated="2"/>
          <table:table-cell table:formula="of:=([.B3]+[.C3])*[.D3]" office:value-type="float" office:value="0.01386" calcext:value-type="float">
            <text:p>0,01386</text:p>
          </table:table-cell>
          <table:table-cell table:formula="of:=([.B3]-[.C3])/[.D3]" office:value-type="float" office:value="-0.003495" calcext:value-type="float">
            <text:p>-0,003495</text:p>
          </table:table-cell>
          <table:table-cell table:number-columns-repeated="141"/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0868" calcext:value-type="float">
            <text:p>0,0086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])" office:value-type="float" office:value="0.00004" calcext:value-type="float">
            <text:p>4E-05</text:p>
          </table:table-cell>
          <table:table-cell table:number-columns-repeated="2"/>
          <table:table-cell table:formula="of:=([.B4]+[.C4])*[.D4]" office:value-type="float" office:value="0.01728" calcext:value-type="float">
            <text:p>0,01728</text:p>
          </table:table-cell>
          <table:table-cell table:formula="of:=([.B4]-[.C4])/[.D4]" office:value-type="float" office:value="-0.00436" calcext:value-type="float">
            <text:p>-0,00436</text:p>
          </table:table-cell>
          <table:table-cell table:number-columns-repeated="141"/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-0.00004" calcext:value-type="float">
            <text:p>-4,00E-05</text:p>
          </table:table-cell>
          <table:table-cell office:value-type="float" office:value="0.0101" calcext:value-type="float">
            <text:p>0,010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])" office:value-type="float" office:value="0.00004" calcext:value-type="float">
            <text:p>4E-05</text:p>
          </table:table-cell>
          <table:table-cell table:number-columns-repeated="2"/>
          <table:table-cell table:formula="of:=([.B5]+[.C5])*[.D5]" office:value-type="float" office:value="0.02012" calcext:value-type="float">
            <text:p>0,02012</text:p>
          </table:table-cell>
          <table:table-cell table:formula="of:=([.B5]-[.C5])/[.D5]" office:value-type="float" office:value="-0.00507" calcext:value-type="float">
            <text:p>-0,00507</text:p>
          </table:table-cell>
          <table:table-cell table:number-columns-repeated="141"/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-0.00005" calcext:value-type="float">
            <text:p>-5,00E-05</text:p>
          </table:table-cell>
          <table:table-cell office:value-type="float" office:value="0.011" calcext:value-type="float">
            <text:p>0,01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])" office:value-type="float" office:value="0.00005" calcext:value-type="float">
            <text:p>5E-05</text:p>
          </table:table-cell>
          <table:table-cell table:number-columns-repeated="2"/>
          <table:table-cell table:formula="of:=([.B6]+[.C6])*[.D6]" office:value-type="float" office:value="0.0219" calcext:value-type="float">
            <text:p>0,0219</text:p>
          </table:table-cell>
          <table:table-cell table:formula="of:=([.B6]-[.C6])/[.D6]" office:value-type="float" office:value="-0.005525" calcext:value-type="float">
            <text:p>-0,005525</text:p>
          </table:table-cell>
          <table:table-cell table:number-columns-repeated="141"/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-0.00006" calcext:value-type="float">
            <text:p>-6,00E-05</text:p>
          </table:table-cell>
          <table:table-cell office:value-type="float" office:value="0.012" calcext:value-type="float">
            <text:p>0,01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])" office:value-type="float" office:value="0.00006" calcext:value-type="float">
            <text:p>6E-05</text:p>
          </table:table-cell>
          <table:table-cell table:number-columns-repeated="2"/>
          <table:table-cell table:formula="of:=([.B7]+[.C7])*[.D7]" office:value-type="float" office:value="0.02388" calcext:value-type="float">
            <text:p>0,02388</text:p>
          </table:table-cell>
          <table:table-cell table:formula="of:=([.B7]-[.C7])/[.D7]" office:value-type="float" office:value="-0.00603" calcext:value-type="float">
            <text:p>-0,00603</text:p>
          </table:table-cell>
          <table:table-cell table:number-columns-repeated="141"/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-0.00007" calcext:value-type="float">
            <text:p>-7,00E-05</text:p>
          </table:table-cell>
          <table:table-cell office:value-type="float" office:value="0.0129" calcext:value-type="float">
            <text:p>0,012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])" office:value-type="float" office:value="0.00007" calcext:value-type="float">
            <text:p>7E-05</text:p>
          </table:table-cell>
          <table:table-cell table:number-columns-repeated="2"/>
          <table:table-cell table:formula="of:=([.B8]+[.C8])*[.D8]" office:value-type="float" office:value="0.02566" calcext:value-type="float">
            <text:p>0,02566</text:p>
          </table:table-cell>
          <table:table-cell table:formula="of:=([.B8]-[.C8])/[.D8]" office:value-type="float" office:value="-0.006485" calcext:value-type="float">
            <text:p>-0,006485</text:p>
          </table:table-cell>
          <table:table-cell table:number-columns-repeated="141"/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-0.00008" calcext:value-type="float">
            <text:p>-8,00E-05</text:p>
          </table:table-cell>
          <table:table-cell office:value-type="float" office:value="0.0136" calcext:value-type="float">
            <text:p>0,013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])" office:value-type="float" office:value="0.00008" calcext:value-type="float">
            <text:p>8E-05</text:p>
          </table:table-cell>
          <table:table-cell table:number-columns-repeated="2"/>
          <table:table-cell table:formula="of:=([.B9]+[.C9])*[.D9]" office:value-type="float" office:value="0.02704" calcext:value-type="float">
            <text:p>0,02704</text:p>
          </table:table-cell>
          <table:table-cell table:formula="of:=([.B9]-[.C9])/[.D9]" office:value-type="float" office:value="-0.00684" calcext:value-type="float">
            <text:p>-0,00684</text:p>
          </table:table-cell>
          <table:table-cell table:number-columns-repeated="141"/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-0.00009" calcext:value-type="float">
            <text:p>-9,00E-05</text:p>
          </table:table-cell>
          <table:table-cell office:value-type="float" office:value="0.0143" calcext:value-type="float">
            <text:p>0,014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])" office:value-type="float" office:value="0.00009" calcext:value-type="float">
            <text:p>9E-05</text:p>
          </table:table-cell>
          <table:table-cell table:number-columns-repeated="2"/>
          <table:table-cell table:formula="of:=([.B10]+[.C10])*[.D10]" office:value-type="float" office:value="0.02842" calcext:value-type="float">
            <text:p>0,02842</text:p>
          </table:table-cell>
          <table:table-cell table:formula="of:=([.B10]-[.C10])/[.D10]" office:value-type="float" office:value="-0.007195" calcext:value-type="float">
            <text:p>-0,007195</text:p>
          </table:table-cell>
          <table:table-cell table:number-columns-repeated="141"/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-0.00009" calcext:value-type="float">
            <text:p>-9,00E-05</text:p>
          </table:table-cell>
          <table:table-cell office:value-type="float" office:value="0.0149" calcext:value-type="float">
            <text:p>0,014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])" office:value-type="float" office:value="0.00009" calcext:value-type="float">
            <text:p>9E-05</text:p>
          </table:table-cell>
          <table:table-cell table:number-columns-repeated="2"/>
          <table:table-cell table:formula="of:=([.B11]+[.C11])*[.D11]" office:value-type="float" office:value="0.02962" calcext:value-type="float">
            <text:p>0,02962</text:p>
          </table:table-cell>
          <table:table-cell table:formula="of:=([.B11]-[.C11])/[.D11]" office:value-type="float" office:value="-0.007495" calcext:value-type="float">
            <text:p>-0,007495</text:p>
          </table:table-cell>
          <table:table-cell table:number-columns-repeated="141"/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54" calcext:value-type="float">
            <text:p>0,015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])" office:value-type="float" office:value="0.0001" calcext:value-type="float">
            <text:p>0,0001</text:p>
          </table:table-cell>
          <table:table-cell table:number-columns-repeated="2"/>
          <table:table-cell table:formula="of:=([.B12]+[.C12])*[.D12]" office:value-type="float" office:value="0.0306" calcext:value-type="float">
            <text:p>0,0306</text:p>
          </table:table-cell>
          <table:table-cell table:formula="of:=([.B12]-[.C12])/[.D12]" office:value-type="float" office:value="-0.00775" calcext:value-type="float">
            <text:p>-0,00775</text:p>
          </table:table-cell>
          <table:table-cell table:number-columns-repeated="141"/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59" calcext:value-type="float">
            <text:p>0,015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])" office:value-type="float" office:value="0.0001" calcext:value-type="float">
            <text:p>0,0001</text:p>
          </table:table-cell>
          <table:table-cell table:number-columns-repeated="2"/>
          <table:table-cell table:formula="of:=([.B13]+[.C13])*[.D13]" office:value-type="float" office:value="0.0316" calcext:value-type="float">
            <text:p>0,0316</text:p>
          </table:table-cell>
          <table:table-cell table:formula="of:=([.B13]-[.C13])/[.D13]" office:value-type="float" office:value="-0.008" calcext:value-type="float">
            <text:p>-0,008</text:p>
          </table:table-cell>
          <table:table-cell table:number-columns-repeated="141"/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64" calcext:value-type="float">
            <text:p>0,016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4])" office:value-type="float" office:value="0.0001" calcext:value-type="float">
            <text:p>0,0001</text:p>
          </table:table-cell>
          <table:table-cell table:number-columns-repeated="2"/>
          <table:table-cell table:formula="of:=([.B14]+[.C14])*[.D14]" office:value-type="float" office:value="0.0326" calcext:value-type="float">
            <text:p>0,0326</text:p>
          </table:table-cell>
          <table:table-cell table:formula="of:=([.B14]-[.C14])/[.D14]" office:value-type="float" office:value="-0.00825" calcext:value-type="float">
            <text:p>-0,00825</text:p>
          </table:table-cell>
          <table:table-cell table:number-columns-repeated="141"/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-0.0001" calcext:value-type="float">
            <text:p>-1,00E-04</text:p>
          </table:table-cell>
          <table:table-cell office:value-type="float" office:value="0.0168" calcext:value-type="float">
            <text:p>0,016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5])" office:value-type="float" office:value="0.0001" calcext:value-type="float">
            <text:p>0,0001</text:p>
          </table:table-cell>
          <table:table-cell table:number-columns-repeated="2"/>
          <table:table-cell table:formula="of:=([.B15]+[.C15])*[.D15]" office:value-type="float" office:value="0.0334" calcext:value-type="float">
            <text:p>0,0334</text:p>
          </table:table-cell>
          <table:table-cell table:formula="of:=([.B15]-[.C15])/[.D15]" office:value-type="float" office:value="-0.00845" calcext:value-type="float">
            <text:p>-0,00845</text:p>
          </table:table-cell>
          <table:table-cell table:number-columns-repeated="141"/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-0.00001" calcext:value-type="float">
            <text:p>-1,00E-05</text:p>
          </table:table-cell>
          <table:table-cell office:value-type="float" office:value="0.00423" calcext:value-type="float">
            <text:p>0,0042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6])" office:value-type="float" office:value="0.00001" calcext:value-type="float">
            <text:p>1E-05</text:p>
          </table:table-cell>
          <table:table-cell table:number-columns-repeated="2"/>
          <table:table-cell table:formula="of:=([.B16]+[.C16])*[.D16]" office:value-type="float" office:value="0.00844" calcext:value-type="float">
            <text:p>0,00844</text:p>
          </table:table-cell>
          <table:table-cell table:formula="of:=([.B16]-[.C16])/[.D16]" office:value-type="float" office:value="-0.00212" calcext:value-type="float">
            <text:p>-0,00212</text:p>
          </table:table-cell>
          <table:table-cell table:number-columns-repeated="141"/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-0.00001" calcext:value-type="float">
            <text:p>-1,00E-05</text:p>
          </table:table-cell>
          <table:table-cell office:value-type="float" office:value="0.00407" calcext:value-type="float">
            <text:p>0,0040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7])" office:value-type="float" office:value="0.00001" calcext:value-type="float">
            <text:p>1E-05</text:p>
          </table:table-cell>
          <table:table-cell table:number-columns-repeated="2"/>
          <table:table-cell table:formula="of:=([.B17]+[.C17])*[.D17]" office:value-type="float" office:value="0.00812" calcext:value-type="float">
            <text:p>0,00812</text:p>
          </table:table-cell>
          <table:table-cell table:formula="of:=([.B17]-[.C17])/[.D17]" office:value-type="float" office:value="-0.00204" calcext:value-type="float">
            <text:p>-0,00204</text:p>
          </table:table-cell>
          <table:table-cell table:number-columns-repeated="141"/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-0.000009" calcext:value-type="float">
            <text:p>-9,00E-06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8])" office:value-type="float" office:value="0.000009" calcext:value-type="float">
            <text:p>9E-06</text:p>
          </table:table-cell>
          <table:table-cell table:number-columns-repeated="2"/>
          <table:table-cell table:formula="of:=([.B18]+[.C18])*[.D18]" office:value-type="float" office:value="0.007862" calcext:value-type="float">
            <text:p>0,007862</text:p>
          </table:table-cell>
          <table:table-cell table:formula="of:=([.B18]-[.C18])/[.D18]" office:value-type="float" office:value="-0.0019745" calcext:value-type="float">
            <text:p>-0,0019745</text:p>
          </table:table-cell>
          <table:table-cell table:number-columns-repeated="141"/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-0.000008" calcext:value-type="float">
            <text:p>-8,00E-06</text:p>
          </table:table-cell>
          <table:table-cell office:value-type="float" office:value="0.00378" calcext:value-type="float">
            <text:p>0,0037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9])" office:value-type="float" office:value="0.000008" calcext:value-type="float">
            <text:p>8E-06</text:p>
          </table:table-cell>
          <table:table-cell table:number-columns-repeated="2"/>
          <table:table-cell table:formula="of:=([.B19]+[.C19])*[.D19]" office:value-type="float" office:value="0.007544" calcext:value-type="float">
            <text:p>0,007544</text:p>
          </table:table-cell>
          <table:table-cell table:formula="of:=([.B19]-[.C19])/[.D19]" office:value-type="float" office:value="-0.001894" calcext:value-type="float">
            <text:p>-0,001894</text:p>
          </table:table-cell>
          <table:table-cell table:number-columns-repeated="141"/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0])" office:value-type="float" office:value="0.000005" calcext:value-type="float">
            <text:p>5E-06</text:p>
          </table:table-cell>
          <table:table-cell table:number-columns-repeated="2"/>
          <table:table-cell table:formula="of:=([.B20]+[.C20])*[.D20]" office:value-type="float" office:value="0.00731" calcext:value-type="float">
            <text:p>0,00731</text:p>
          </table:table-cell>
          <table:table-cell table:formula="of:=([.B20]-[.C20])/[.D20]" office:value-type="float" office:value="-0.0018325" calcext:value-type="float">
            <text:p>-0,0018325</text:p>
          </table:table-cell>
          <table:table-cell table:number-columns-repeated="141"/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351" calcext:value-type="float">
            <text:p>0,0035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1])" office:value-type="float" office:value="0.000004" calcext:value-type="float">
            <text:p>4E-06</text:p>
          </table:table-cell>
          <table:table-cell table:number-columns-repeated="2"/>
          <table:table-cell table:formula="of:=([.B21]+[.C21])*[.D21]" office:value-type="float" office:value="0.007012" calcext:value-type="float">
            <text:p>0,007012</text:p>
          </table:table-cell>
          <table:table-cell table:formula="of:=([.B21]-[.C21])/[.D21]" office:value-type="float" office:value="-0.001757" calcext:value-type="float">
            <text:p>-0,001757</text:p>
          </table:table-cell>
          <table:table-cell table:number-columns-repeated="141"/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341" calcext:value-type="float">
            <text:p>0,0034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2])" office:value-type="float" office:value="0.000004" calcext:value-type="float">
            <text:p>4E-06</text:p>
          </table:table-cell>
          <table:table-cell table:number-columns-repeated="2"/>
          <table:table-cell table:formula="of:=([.B22]+[.C22])*[.D22]" office:value-type="float" office:value="0.006812" calcext:value-type="float">
            <text:p>0,006812</text:p>
          </table:table-cell>
          <table:table-cell table:formula="of:=([.B22]-[.C22])/[.D22]" office:value-type="float" office:value="-0.001707" calcext:value-type="float">
            <text:p>-0,001707</text:p>
          </table:table-cell>
          <table:table-cell table:number-columns-repeated="141"/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3])" office:value-type="float" office:value="0.000004" calcext:value-type="float">
            <text:p>4E-06</text:p>
          </table:table-cell>
          <table:table-cell table:number-columns-repeated="2"/>
          <table:table-cell table:formula="of:=([.B23]+[.C23])*[.D23]" office:value-type="float" office:value="0.006612" calcext:value-type="float">
            <text:p>0,006612</text:p>
          </table:table-cell>
          <table:table-cell table:formula="of:=([.B23]-[.C23])/[.D23]" office:value-type="float" office:value="-0.001657" calcext:value-type="float">
            <text:p>-0,001657</text:p>
          </table:table-cell>
          <table:table-cell table:number-columns-repeated="141"/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-0.000003" calcext:value-type="float">
            <text:p>-3,00E-06</text:p>
          </table:table-cell>
          <table:table-cell office:value-type="float" office:value="0.0032" calcext:value-type="float">
            <text:p>0,0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4])" office:value-type="float" office:value="0.000003" calcext:value-type="float">
            <text:p>3E-06</text:p>
          </table:table-cell>
          <table:table-cell table:number-columns-repeated="2"/>
          <table:table-cell table:formula="of:=([.B24]+[.C24])*[.D24]" office:value-type="float" office:value="0.006394" calcext:value-type="float">
            <text:p>0,006394</text:p>
          </table:table-cell>
          <table:table-cell table:formula="of:=([.B24]-[.C24])/[.D24]" office:value-type="float" office:value="-0.0016015" calcext:value-type="float">
            <text:p>-0,0016015</text:p>
          </table:table-cell>
          <table:table-cell table:number-columns-repeated="141"/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-0.000003" calcext:value-type="float">
            <text:p>-3,00E-06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5])" office:value-type="float" office:value="0.000003" calcext:value-type="float">
            <text:p>3E-06</text:p>
          </table:table-cell>
          <table:table-cell table:number-columns-repeated="2"/>
          <table:table-cell table:formula="of:=([.B25]+[.C25])*[.D25]" office:value-type="float" office:value="0.006234" calcext:value-type="float">
            <text:p>0,006234</text:p>
          </table:table-cell>
          <table:table-cell table:formula="of:=([.B25]-[.C25])/[.D25]" office:value-type="float" office:value="-0.0015615" calcext:value-type="float">
            <text:p>-0,0015615</text:p>
          </table:table-cell>
          <table:table-cell table:number-columns-repeated="141"/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-0.000003" calcext:value-type="float">
            <text:p>-3,00E-06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6])" office:value-type="float" office:value="0.000003" calcext:value-type="float">
            <text:p>3E-06</text:p>
          </table:table-cell>
          <table:table-cell table:number-columns-repeated="2"/>
          <table:table-cell table:formula="of:=([.B26]+[.C26])*[.D26]" office:value-type="float" office:value="0.006054" calcext:value-type="float">
            <text:p>0,006054</text:p>
          </table:table-cell>
          <table:table-cell table:formula="of:=([.B26]-[.C26])/[.D26]" office:value-type="float" office:value="-0.0015165" calcext:value-type="float">
            <text:p>-0,0015165</text:p>
          </table:table-cell>
          <table:table-cell table:number-columns-repeated="141"/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-0.000002" calcext:value-type="float">
            <text:p>-2,00E-06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7])" office:value-type="float" office:value="0.000002" calcext:value-type="float">
            <text:p>2E-06</text:p>
          </table:table-cell>
          <table:table-cell table:number-columns-repeated="2"/>
          <table:table-cell table:formula="of:=([.B27]+[.C27])*[.D27]" office:value-type="float" office:value="0.005876" calcext:value-type="float">
            <text:p>0,005876</text:p>
          </table:table-cell>
          <table:table-cell table:formula="of:=([.B27]-[.C27])/[.D27]" office:value-type="float" office:value="-0.001471" calcext:value-type="float">
            <text:p>-0,001471</text:p>
          </table:table-cell>
          <table:table-cell table:number-columns-repeated="141"/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-0.000002" calcext:value-type="float">
            <text:p>-2,00E-06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8])" office:value-type="float" office:value="0.000002" calcext:value-type="float">
            <text:p>2E-06</text:p>
          </table:table-cell>
          <table:table-cell table:number-columns-repeated="2"/>
          <table:table-cell table:formula="of:=([.B28]+[.C28])*[.D28]" office:value-type="float" office:value="0.006056" calcext:value-type="float">
            <text:p>0,006056</text:p>
          </table:table-cell>
          <table:table-cell table:formula="of:=([.B28]-[.C28])/[.D28]" office:value-type="float" office:value="-0.001516" calcext:value-type="float">
            <text:p>-0,001516</text:p>
          </table:table-cell>
          <table:table-cell table:number-columns-repeated="141"/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-0.000002" calcext:value-type="float">
            <text:p>-2,00E-06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29])" office:value-type="float" office:value="0.000002" calcext:value-type="float">
            <text:p>2E-06</text:p>
          </table:table-cell>
          <table:table-cell table:number-columns-repeated="2"/>
          <table:table-cell table:formula="of:=([.B29]+[.C29])*[.D29]" office:value-type="float" office:value="0.005916" calcext:value-type="float">
            <text:p>0,005916</text:p>
          </table:table-cell>
          <table:table-cell table:formula="of:=([.B29]-[.C29])/[.D29]" office:value-type="float" office:value="-0.001481" calcext:value-type="float">
            <text:p>-0,001481</text:p>
          </table:table-cell>
          <table:table-cell table:number-columns-repeated="141"/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-0.000002" calcext:value-type="float">
            <text:p>-2,00E-06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0])" office:value-type="float" office:value="0.000002" calcext:value-type="float">
            <text:p>2E-06</text:p>
          </table:table-cell>
          <table:table-cell table:number-columns-repeated="2"/>
          <table:table-cell table:formula="of:=([.B30]+[.C30])*[.D30]" office:value-type="float" office:value="0.005776" calcext:value-type="float">
            <text:p>0,005776</text:p>
          </table:table-cell>
          <table:table-cell table:formula="of:=([.B30]-[.C30])/[.D30]" office:value-type="float" office:value="-0.001446" calcext:value-type="float">
            <text:p>-0,001446</text:p>
          </table:table-cell>
          <table:table-cell table:number-columns-repeated="141"/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-0.000002" calcext:value-type="float">
            <text:p>-2,00E-06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1])" office:value-type="float" office:value="0.000002" calcext:value-type="float">
            <text:p>2E-06</text:p>
          </table:table-cell>
          <table:table-cell table:number-columns-repeated="2"/>
          <table:table-cell table:formula="of:=([.B31]+[.C31])*[.D31]" office:value-type="float" office:value="0.005676" calcext:value-type="float">
            <text:p>0,005676</text:p>
          </table:table-cell>
          <table:table-cell table:formula="of:=([.B31]-[.C31])/[.D31]" office:value-type="float" office:value="-0.001421" calcext:value-type="float">
            <text:p>-0,001421</text:p>
          </table:table-cell>
          <table:table-cell table:number-columns-repeated="141"/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-0.000002" calcext:value-type="float">
            <text:p>-2,00E-06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2])" office:value-type="float" office:value="0.000002" calcext:value-type="float">
            <text:p>2E-06</text:p>
          </table:table-cell>
          <table:table-cell table:number-columns-repeated="2"/>
          <table:table-cell table:formula="of:=([.B32]+[.C32])*[.D32]" office:value-type="float" office:value="0.005576" calcext:value-type="float">
            <text:p>0,005576</text:p>
          </table:table-cell>
          <table:table-cell table:formula="of:=([.B32]-[.C32])/[.D32]" office:value-type="float" office:value="-0.001396" calcext:value-type="float">
            <text:p>-0,001396</text:p>
          </table:table-cell>
          <table:table-cell table:number-columns-repeated="141"/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-0.000002" calcext:value-type="float">
            <text:p>-2,00E-06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3])" office:value-type="float" office:value="0.000002" calcext:value-type="float">
            <text:p>2E-06</text:p>
          </table:table-cell>
          <table:table-cell table:number-columns-repeated="2"/>
          <table:table-cell table:formula="of:=([.B33]+[.C33])*[.D33]" office:value-type="float" office:value="0.005576" calcext:value-type="float">
            <text:p>0,005576</text:p>
          </table:table-cell>
          <table:table-cell table:formula="of:=([.B33]-[.C33])/[.D33]" office:value-type="float" office:value="-0.001396" calcext:value-type="float">
            <text:p>-0,001396</text:p>
          </table:table-cell>
          <table:table-cell table:number-columns-repeated="141"/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-0.000001" calcext:value-type="float">
            <text:p>-1,00E-06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4])" office:value-type="float" office:value="0.000001" calcext:value-type="float">
            <text:p>1E-06</text:p>
          </table:table-cell>
          <table:table-cell table:number-columns-repeated="2"/>
          <table:table-cell table:formula="of:=([.B34]+[.C34])*[.D34]" office:value-type="float" office:value="0.005478" calcext:value-type="float">
            <text:p>0,005478</text:p>
          </table:table-cell>
          <table:table-cell table:formula="of:=([.B34]-[.C34])/[.D34]" office:value-type="float" office:value="-0.0013705" calcext:value-type="float">
            <text:p>-0,0013705</text:p>
          </table:table-cell>
          <table:table-cell table:number-columns-repeated="141"/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-0.000001" calcext:value-type="float">
            <text:p>-1,00E-06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5])" office:value-type="float" office:value="0.000001" calcext:value-type="float">
            <text:p>1E-06</text:p>
          </table:table-cell>
          <table:table-cell table:number-columns-repeated="2"/>
          <table:table-cell table:formula="of:=([.B35]+[.C35])*[.D35]" office:value-type="float" office:value="0.005418" calcext:value-type="float">
            <text:p>0,005418</text:p>
          </table:table-cell>
          <table:table-cell table:formula="of:=([.B35]-[.C35])/[.D35]" office:value-type="float" office:value="-0.0013555" calcext:value-type="float">
            <text:p>-0,0013555</text:p>
          </table:table-cell>
          <table:table-cell table:number-columns-repeated="141"/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-0.000001" calcext:value-type="float">
            <text:p>-1,00E-06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6])" office:value-type="float" office:value="0.000001" calcext:value-type="float">
            <text:p>1E-06</text:p>
          </table:table-cell>
          <table:table-cell table:number-columns-repeated="2"/>
          <table:table-cell table:formula="of:=([.B36]+[.C36])*[.D36]" office:value-type="float" office:value="0.005318" calcext:value-type="float">
            <text:p>0,005318</text:p>
          </table:table-cell>
          <table:table-cell table:formula="of:=([.B36]-[.C36])/[.D36]" office:value-type="float" office:value="-0.0013305" calcext:value-type="float">
            <text:p>-0,0013305</text:p>
          </table:table-cell>
          <table:table-cell table:number-columns-repeated="141"/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-0.000001" calcext:value-type="float">
            <text:p>-1,00E-06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7])" office:value-type="float" office:value="0.000001" calcext:value-type="float">
            <text:p>1E-06</text:p>
          </table:table-cell>
          <table:table-cell table:number-columns-repeated="2"/>
          <table:table-cell table:formula="of:=([.B37]+[.C37])*[.D37]" office:value-type="float" office:value="0.005258" calcext:value-type="float">
            <text:p>0,005258</text:p>
          </table:table-cell>
          <table:table-cell table:formula="of:=([.B37]-[.C37])/[.D37]" office:value-type="float" office:value="-0.0013155" calcext:value-type="float">
            <text:p>-0,0013155</text:p>
          </table:table-cell>
          <table:table-cell table:number-columns-repeated="141"/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-0.0000009" calcext:value-type="float">
            <text:p>-9,00E-07</text:p>
          </table:table-cell>
          <table:table-cell office:value-type="float" office:value="0.0026" calcext:value-type="float">
            <text:p>0,002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8])" office:value-type="float" office:value="0.0000009" calcext:value-type="float">
            <text:p>9E-07</text:p>
          </table:table-cell>
          <table:table-cell table:number-columns-repeated="2"/>
          <table:table-cell table:formula="of:=([.B38]+[.C38])*[.D38]" office:value-type="float" office:value="0.0051982" calcext:value-type="float">
            <text:p>0,0051982</text:p>
          </table:table-cell>
          <table:table-cell table:formula="of:=([.B38]-[.C38])/[.D38]" office:value-type="float" office:value="-0.00130045" calcext:value-type="float">
            <text:p>-0,00130045</text:p>
          </table:table-cell>
          <table:table-cell table:number-columns-repeated="141"/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-0.000001" calcext:value-type="float">
            <text:p>-1,00E-06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39])" office:value-type="float" office:value="0.000001" calcext:value-type="float">
            <text:p>1E-06</text:p>
          </table:table-cell>
          <table:table-cell table:number-columns-repeated="2"/>
          <table:table-cell table:formula="of:=([.B39]+[.C39])*[.D39]" office:value-type="float" office:value="0.005238" calcext:value-type="float">
            <text:p>0,005238</text:p>
          </table:table-cell>
          <table:table-cell table:formula="of:=([.B39]-[.C39])/[.D39]" office:value-type="float" office:value="-0.0013105" calcext:value-type="float">
            <text:p>-0,0013105</text:p>
          </table:table-cell>
          <table:table-cell table:number-columns-repeated="141"/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-0.0000008" calcext:value-type="float">
            <text:p>-8,00E-07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0])" office:value-type="float" office:value="0.0000008" calcext:value-type="float">
            <text:p>8E-07</text:p>
          </table:table-cell>
          <table:table-cell table:number-columns-repeated="2"/>
          <table:table-cell table:formula="of:=([.B40]+[.C40])*[.D40]" office:value-type="float" office:value="0.0051784" calcext:value-type="float">
            <text:p>0,0051784</text:p>
          </table:table-cell>
          <table:table-cell table:formula="of:=([.B40]-[.C40])/[.D40]" office:value-type="float" office:value="-0.0012954" calcext:value-type="float">
            <text:p>-0,0012954</text:p>
          </table:table-cell>
          <table:table-cell table:number-columns-repeated="141"/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-0.0000007" calcext:value-type="float">
            <text:p>-7,00E-07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1])" office:value-type="float" office:value="0.0000007" calcext:value-type="float">
            <text:p>7E-07</text:p>
          </table:table-cell>
          <table:table-cell table:number-columns-repeated="2"/>
          <table:table-cell table:formula="of:=([.B41]+[.C41])*[.D41]" office:value-type="float" office:value="0.0050586" calcext:value-type="float">
            <text:p>0,0050586</text:p>
          </table:table-cell>
          <table:table-cell table:formula="of:=([.B41]-[.C41])/[.D41]" office:value-type="float" office:value="-0.00126535" calcext:value-type="float">
            <text:p>-0,00126535</text:p>
          </table:table-cell>
          <table:table-cell table:number-columns-repeated="141"/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-0.0000006" calcext:value-type="float">
            <text:p>-6,00E-07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2])" office:value-type="float" office:value="0.0000006" calcext:value-type="float">
            <text:p>6E-07</text:p>
          </table:table-cell>
          <table:table-cell table:number-columns-repeated="2"/>
          <table:table-cell table:formula="of:=([.B42]+[.C42])*[.D42]" office:value-type="float" office:value="0.0049988" calcext:value-type="float">
            <text:p>0,0049988</text:p>
          </table:table-cell>
          <table:table-cell table:formula="of:=([.B42]-[.C42])/[.D42]" office:value-type="float" office:value="-0.0012503" calcext:value-type="float">
            <text:p>-0,0012503</text:p>
          </table:table-cell>
          <table:table-cell table:number-columns-repeated="141"/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-0.0000005" calcext:value-type="float">
            <text:p>-5,00E-07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3])" office:value-type="float" office:value="0.0000005" calcext:value-type="float">
            <text:p>5E-07</text:p>
          </table:table-cell>
          <table:table-cell table:number-columns-repeated="2"/>
          <table:table-cell table:formula="of:=([.B43]+[.C43])*[.D43]" office:value-type="float" office:value="0.004999" calcext:value-type="float">
            <text:p>0,004999</text:p>
          </table:table-cell>
          <table:table-cell table:formula="of:=([.B43]-[.C43])/[.D43]" office:value-type="float" office:value="-0.00125025" calcext:value-type="float">
            <text:p>-0,00125025</text:p>
          </table:table-cell>
          <table:table-cell table:number-columns-repeated="141"/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-0.0000005" calcext:value-type="float">
            <text:p>-5,00E-07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4])" office:value-type="float" office:value="0.0000005" calcext:value-type="float">
            <text:p>5E-07</text:p>
          </table:table-cell>
          <table:table-cell table:number-columns-repeated="2"/>
          <table:table-cell table:formula="of:=([.B44]+[.C44])*[.D44]" office:value-type="float" office:value="0.004979" calcext:value-type="float">
            <text:p>0,004979</text:p>
          </table:table-cell>
          <table:table-cell table:formula="of:=([.B44]-[.C44])/[.D44]" office:value-type="float" office:value="-0.00124525" calcext:value-type="float">
            <text:p>-0,00124525</text:p>
          </table:table-cell>
          <table:table-cell table:number-columns-repeated="141"/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-0.0000004" calcext:value-type="float">
            <text:p>-4,00E-07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5])" office:value-type="float" office:value="0.0000004" calcext:value-type="float">
            <text:p>4E-07</text:p>
          </table:table-cell>
          <table:table-cell table:number-columns-repeated="2"/>
          <table:table-cell table:formula="of:=([.B45]+[.C45])*[.D45]" office:value-type="float" office:value="0.0049592" calcext:value-type="float">
            <text:p>0,0049592</text:p>
          </table:table-cell>
          <table:table-cell table:formula="of:=([.B45]-[.C45])/[.D45]" office:value-type="float" office:value="-0.0012402" calcext:value-type="float">
            <text:p>-0,0012402</text:p>
          </table:table-cell>
          <table:table-cell table:number-columns-repeated="141"/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-0.0000004" calcext:value-type="float">
            <text:p>-4,00E-07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6])" office:value-type="float" office:value="0.0000004" calcext:value-type="float">
            <text:p>4E-07</text:p>
          </table:table-cell>
          <table:table-cell table:number-columns-repeated="2"/>
          <table:table-cell table:formula="of:=([.B46]+[.C46])*[.D46]" office:value-type="float" office:value="0.0049392" calcext:value-type="float">
            <text:p>0,0049392</text:p>
          </table:table-cell>
          <table:table-cell table:formula="of:=([.B46]-[.C46])/[.D46]" office:value-type="float" office:value="-0.0012352" calcext:value-type="float">
            <text:p>-0,0012352</text:p>
          </table:table-cell>
          <table:table-cell table:number-columns-repeated="141"/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-0.0000003" calcext:value-type="float">
            <text:p>-3,00E-07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7])" office:value-type="float" office:value="0.0000003" calcext:value-type="float">
            <text:p>3E-07</text:p>
          </table:table-cell>
          <table:table-cell table:number-columns-repeated="2"/>
          <table:table-cell table:formula="of:=([.B47]+[.C47])*[.D47]" office:value-type="float" office:value="0.0049194" calcext:value-type="float">
            <text:p>0,0049194</text:p>
          </table:table-cell>
          <table:table-cell table:formula="of:=([.B47]-[.C47])/[.D47]" office:value-type="float" office:value="-0.00123015" calcext:value-type="float">
            <text:p>-0,00123015</text:p>
          </table:table-cell>
          <table:table-cell table:number-columns-repeated="141"/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-0.0000002" calcext:value-type="float">
            <text:p>-2,00E-07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8])" office:value-type="float" office:value="0.0000002" calcext:value-type="float">
            <text:p>2E-07</text:p>
          </table:table-cell>
          <table:table-cell table:number-columns-repeated="2"/>
          <table:table-cell table:formula="of:=([.B48]+[.C48])*[.D48]" office:value-type="float" office:value="0.0048196" calcext:value-type="float">
            <text:p>0,0048196</text:p>
          </table:table-cell>
          <table:table-cell table:formula="of:=([.B48]-[.C48])/[.D48]" office:value-type="float" office:value="-0.0012051" calcext:value-type="float">
            <text:p>-0,0012051</text:p>
          </table:table-cell>
          <table:table-cell table:number-columns-repeated="141"/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-0.0000001" calcext:value-type="float">
            <text:p>-1,00E-07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49])" office:value-type="float" office:value="0.0000001" calcext:value-type="float">
            <text:p>1E-07</text:p>
          </table:table-cell>
          <table:table-cell table:number-columns-repeated="2"/>
          <table:table-cell table:formula="of:=([.B49]+[.C49])*[.D49]" office:value-type="float" office:value="0.0048198" calcext:value-type="float">
            <text:p>0,0048198</text:p>
          </table:table-cell>
          <table:table-cell table:formula="of:=([.B49]-[.C49])/[.D49]" office:value-type="float" office:value="-0.00120505" calcext:value-type="float">
            <text:p>-0,00120505</text:p>
          </table:table-cell>
          <table:table-cell table:number-columns-repeated="141"/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-0.0000001" calcext:value-type="float">
            <text:p>-1,00E-07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0])" office:value-type="float" office:value="0.0000001" calcext:value-type="float">
            <text:p>1E-07</text:p>
          </table:table-cell>
          <table:table-cell table:number-columns-repeated="2"/>
          <table:table-cell table:formula="of:=([.B50]+[.C50])*[.D50]" office:value-type="float" office:value="0.0048198" calcext:value-type="float">
            <text:p>0,0048198</text:p>
          </table:table-cell>
          <table:table-cell table:formula="of:=([.B50]-[.C50])/[.D50]" office:value-type="float" office:value="-0.00120505" calcext:value-type="float">
            <text:p>-0,00120505</text:p>
          </table:table-cell>
          <table:table-cell table:number-columns-repeated="141"/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-0.0000001" calcext:value-type="float">
            <text:p>-1,00E-07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1])" office:value-type="float" office:value="0.0000001" calcext:value-type="float">
            <text:p>1E-07</text:p>
          </table:table-cell>
          <table:table-cell table:number-columns-repeated="2"/>
          <table:table-cell table:formula="of:=([.B51]+[.C51])*[.D51]" office:value-type="float" office:value="0.0048198" calcext:value-type="float">
            <text:p>0,0048198</text:p>
          </table:table-cell>
          <table:table-cell table:formula="of:=([.B51]-[.C51])/[.D51]" office:value-type="float" office:value="-0.00120505" calcext:value-type="float">
            <text:p>-0,00120505</text:p>
          </table:table-cell>
          <table:table-cell table:number-columns-repeated="141"/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-0.00000008" calcext:value-type="float">
            <text:p>-8,00E-08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2])" office:value-type="float" office:value="0.00000008" calcext:value-type="float">
            <text:p>8E-08</text:p>
          </table:table-cell>
          <table:table-cell table:number-columns-repeated="2"/>
          <table:table-cell table:formula="of:=([.B52]+[.C52])*[.D52]" office:value-type="float" office:value="0.00481984" calcext:value-type="float">
            <text:p>0,00481984</text:p>
          </table:table-cell>
          <table:table-cell table:formula="of:=([.B52]-[.C52])/[.D52]" office:value-type="float" office:value="-0.00120504" calcext:value-type="float">
            <text:p>-0,00120504</text:p>
          </table:table-cell>
          <table:table-cell table:number-columns-repeated="141"/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-0.00000008" calcext:value-type="float">
            <text:p>-8,00E-08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3])" office:value-type="float" office:value="0.00000008" calcext:value-type="float">
            <text:p>8E-08</text:p>
          </table:table-cell>
          <table:table-cell table:number-columns-repeated="2"/>
          <table:table-cell table:formula="of:=([.B53]+[.C53])*[.D53]" office:value-type="float" office:value="0.00483984" calcext:value-type="float">
            <text:p>0,00483984</text:p>
          </table:table-cell>
          <table:table-cell table:formula="of:=([.B53]-[.C53])/[.D53]" office:value-type="float" office:value="-0.00121004" calcext:value-type="float">
            <text:p>-0,00121004</text:p>
          </table:table-cell>
          <table:table-cell table:number-columns-repeated="141"/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-0.00000006" calcext:value-type="float">
            <text:p>-6,00E-08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4])" office:value-type="float" office:value="0.00000006" calcext:value-type="float">
            <text:p>6E-08</text:p>
          </table:table-cell>
          <table:table-cell table:number-columns-repeated="2"/>
          <table:table-cell table:formula="of:=([.B54]+[.C54])*[.D54]" office:value-type="float" office:value="0.00483988" calcext:value-type="float">
            <text:p>0,00483988</text:p>
          </table:table-cell>
          <table:table-cell table:formula="of:=([.B54]-[.C54])/[.D54]" office:value-type="float" office:value="-0.00121003" calcext:value-type="float">
            <text:p>-0,00121003</text:p>
          </table:table-cell>
          <table:table-cell table:number-columns-repeated="141"/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" calcext:value-type="float">
            <text:p>0,002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5])" office:value-type="float" office:value="0.0000003" calcext:value-type="float">
            <text:p>3E-07</text:p>
          </table:table-cell>
          <table:table-cell table:number-columns-repeated="2"/>
          <table:table-cell table:formula="of:=([.B55]+[.C55])*[.D55]" office:value-type="float" office:value="0.0046006" calcext:value-type="float">
            <text:p>0,0046006</text:p>
          </table:table-cell>
          <table:table-cell table:formula="of:=([.B55]-[.C55])/[.D55]" office:value-type="float" office:value="-0.00114985" calcext:value-type="float">
            <text:p>-0,00114985</text:p>
          </table:table-cell>
          <table:table-cell table:number-columns-repeated="141"/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6])" office:value-type="float" office:value="0.0000003" calcext:value-type="float">
            <text:p>3E-07</text:p>
          </table:table-cell>
          <table:table-cell table:number-columns-repeated="2"/>
          <table:table-cell table:formula="of:=([.B56]+[.C56])*[.D56]" office:value-type="float" office:value="0.0046206" calcext:value-type="float">
            <text:p>0,0046206</text:p>
          </table:table-cell>
          <table:table-cell table:formula="of:=([.B56]-[.C56])/[.D56]" office:value-type="float" office:value="-0.00115485" calcext:value-type="float">
            <text:p>-0,00115485</text:p>
          </table:table-cell>
          <table:table-cell table:number-columns-repeated="141"/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7])" office:value-type="float" office:value="0.0000003" calcext:value-type="float">
            <text:p>3E-07</text:p>
          </table:table-cell>
          <table:table-cell table:number-columns-repeated="2"/>
          <table:table-cell table:formula="of:=([.B57]+[.C57])*[.D57]" office:value-type="float" office:value="0.0046406" calcext:value-type="float">
            <text:p>0,0046406</text:p>
          </table:table-cell>
          <table:table-cell table:formula="of:=([.B57]-[.C57])/[.D57]" office:value-type="float" office:value="-0.00115985" calcext:value-type="float">
            <text:p>-0,00115985</text:p>
          </table:table-cell>
          <table:table-cell table:number-columns-repeated="141"/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8])" office:value-type="float" office:value="0.0000003" calcext:value-type="float">
            <text:p>3E-07</text:p>
          </table:table-cell>
          <table:table-cell table:number-columns-repeated="2"/>
          <table:table-cell table:formula="of:=([.B58]+[.C58])*[.D58]" office:value-type="float" office:value="0.0046606" calcext:value-type="float">
            <text:p>0,0046606</text:p>
          </table:table-cell>
          <table:table-cell table:formula="of:=([.B58]-[.C58])/[.D58]" office:value-type="float" office:value="-0.00116485" calcext:value-type="float">
            <text:p>-0,00116485</text:p>
          </table:table-cell>
          <table:table-cell table:number-columns-repeated="141"/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59])" office:value-type="float" office:value="0.0000003" calcext:value-type="float">
            <text:p>3E-07</text:p>
          </table:table-cell>
          <table:table-cell table:number-columns-repeated="2"/>
          <table:table-cell table:formula="of:=([.B59]+[.C59])*[.D59]" office:value-type="float" office:value="0.0046606" calcext:value-type="float">
            <text:p>0,0046606</text:p>
          </table:table-cell>
          <table:table-cell table:formula="of:=([.B59]-[.C59])/[.D59]" office:value-type="float" office:value="-0.00116485" calcext:value-type="float">
            <text:p>-0,00116485</text:p>
          </table:table-cell>
          <table:table-cell table:number-columns-repeated="141"/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0])" office:value-type="float" office:value="0.0000003" calcext:value-type="float">
            <text:p>3E-07</text:p>
          </table:table-cell>
          <table:table-cell table:number-columns-repeated="2"/>
          <table:table-cell table:formula="of:=([.B60]+[.C60])*[.D60]" office:value-type="float" office:value="0.0046806" calcext:value-type="float">
            <text:p>0,0046806</text:p>
          </table:table-cell>
          <table:table-cell table:formula="of:=([.B60]-[.C60])/[.D60]" office:value-type="float" office:value="-0.00116985" calcext:value-type="float">
            <text:p>-0,00116985</text:p>
          </table:table-cell>
          <table:table-cell table:number-columns-repeated="141"/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1])" office:value-type="float" office:value="0.0000003" calcext:value-type="float">
            <text:p>3E-07</text:p>
          </table:table-cell>
          <table:table-cell table:number-columns-repeated="2"/>
          <table:table-cell table:formula="of:=([.B61]+[.C61])*[.D61]" office:value-type="float" office:value="0.0047006" calcext:value-type="float">
            <text:p>0,0047006</text:p>
          </table:table-cell>
          <table:table-cell table:formula="of:=([.B61]-[.C61])/[.D61]" office:value-type="float" office:value="-0.00117485" calcext:value-type="float">
            <text:p>-0,00117485</text:p>
          </table:table-cell>
          <table:table-cell table:number-columns-repeated="141"/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2])" office:value-type="float" office:value="0.0000003" calcext:value-type="float">
            <text:p>3E-07</text:p>
          </table:table-cell>
          <table:table-cell table:number-columns-repeated="2"/>
          <table:table-cell table:formula="of:=([.B62]+[.C62])*[.D62]" office:value-type="float" office:value="0.0047206" calcext:value-type="float">
            <text:p>0,0047206</text:p>
          </table:table-cell>
          <table:table-cell table:formula="of:=([.B62]-[.C62])/[.D62]" office:value-type="float" office:value="-0.00117985" calcext:value-type="float">
            <text:p>-0,00117985</text:p>
          </table:table-cell>
          <table:table-cell table:number-columns-repeated="141"/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3])" office:value-type="float" office:value="0.0000003" calcext:value-type="float">
            <text:p>3E-07</text:p>
          </table:table-cell>
          <table:table-cell table:number-columns-repeated="2"/>
          <table:table-cell table:formula="of:=([.B63]+[.C63])*[.D63]" office:value-type="float" office:value="0.0047406" calcext:value-type="float">
            <text:p>0,0047406</text:p>
          </table:table-cell>
          <table:table-cell table:formula="of:=([.B63]-[.C63])/[.D63]" office:value-type="float" office:value="-0.00118485" calcext:value-type="float">
            <text:p>-0,00118485</text:p>
          </table:table-cell>
          <table:table-cell table:number-columns-repeated="141"/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4])" office:value-type="float" office:value="0.0000003" calcext:value-type="float">
            <text:p>3E-07</text:p>
          </table:table-cell>
          <table:table-cell table:number-columns-repeated="2"/>
          <table:table-cell table:formula="of:=([.B64]+[.C64])*[.D64]" office:value-type="float" office:value="0.0047806" calcext:value-type="float">
            <text:p>0,0047806</text:p>
          </table:table-cell>
          <table:table-cell table:formula="of:=([.B64]-[.C64])/[.D64]" office:value-type="float" office:value="-0.00119485" calcext:value-type="float">
            <text:p>-0,00119485</text:p>
          </table:table-cell>
          <table:table-cell table:number-columns-repeated="141"/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4" calcext:value-type="float">
            <text:p>0,002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5])" office:value-type="float" office:value="0.0000003" calcext:value-type="float">
            <text:p>3E-07</text:p>
          </table:table-cell>
          <table:table-cell table:number-columns-repeated="2"/>
          <table:table-cell table:formula="of:=([.B65]+[.C65])*[.D65]" office:value-type="float" office:value="0.0048006" calcext:value-type="float">
            <text:p>0,0048006</text:p>
          </table:table-cell>
          <table:table-cell table:formula="of:=([.B65]-[.C65])/[.D65]" office:value-type="float" office:value="-0.00119985" calcext:value-type="float">
            <text:p>-0,00119985</text:p>
          </table:table-cell>
          <table:table-cell table:number-columns-repeated="141"/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6])" office:value-type="float" office:value="0.0000003" calcext:value-type="float">
            <text:p>3E-07</text:p>
          </table:table-cell>
          <table:table-cell table:number-columns-repeated="2"/>
          <table:table-cell table:formula="of:=([.B66]+[.C66])*[.D66]" office:value-type="float" office:value="0.0048206" calcext:value-type="float">
            <text:p>0,0048206</text:p>
          </table:table-cell>
          <table:table-cell table:formula="of:=([.B66]-[.C66])/[.D66]" office:value-type="float" office:value="-0.00120485" calcext:value-type="float">
            <text:p>-0,00120485</text:p>
          </table:table-cell>
          <table:table-cell table:number-columns-repeated="141"/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0000003" calcext:value-type="float">
            <text:p>3,00E-07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7])" office:value-type="float" office:value="0.0000003" calcext:value-type="float">
            <text:p>3E-07</text:p>
          </table:table-cell>
          <table:table-cell table:number-columns-repeated="2"/>
          <table:table-cell table:formula="of:=([.B67]+[.C67])*[.D67]" office:value-type="float" office:value="0.0048606" calcext:value-type="float">
            <text:p>0,0048606</text:p>
          </table:table-cell>
          <table:table-cell table:formula="of:=([.B67]-[.C67])/[.D67]" office:value-type="float" office:value="-0.00121485" calcext:value-type="float">
            <text:p>-0,00121485</text:p>
          </table:table-cell>
          <table:table-cell table:number-columns-repeated="141"/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0000002" calcext:value-type="float">
            <text:p>2,00E-07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8])" office:value-type="float" office:value="0.0000002" calcext:value-type="float">
            <text:p>2E-07</text:p>
          </table:table-cell>
          <table:table-cell table:number-columns-repeated="2"/>
          <table:table-cell table:formula="of:=([.B68]+[.C68])*[.D68]" office:value-type="float" office:value="0.0048804" calcext:value-type="float">
            <text:p>0,0048804</text:p>
          </table:table-cell>
          <table:table-cell table:formula="of:=([.B68]-[.C68])/[.D68]" office:value-type="float" office:value="-0.0012199" calcext:value-type="float">
            <text:p>-0,0012199</text:p>
          </table:table-cell>
          <table:table-cell table:number-columns-repeated="141"/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0000002" calcext:value-type="float">
            <text:p>2,00E-07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69])" office:value-type="float" office:value="0.0000002" calcext:value-type="float">
            <text:p>2E-07</text:p>
          </table:table-cell>
          <table:table-cell table:number-columns-repeated="2"/>
          <table:table-cell table:formula="of:=([.B69]+[.C69])*[.D69]" office:value-type="float" office:value="0.0049004" calcext:value-type="float">
            <text:p>0,0049004</text:p>
          </table:table-cell>
          <table:table-cell table:formula="of:=([.B69]-[.C69])/[.D69]" office:value-type="float" office:value="-0.0012249" calcext:value-type="float">
            <text:p>-0,0012249</text:p>
          </table:table-cell>
          <table:table-cell table:number-columns-repeated="141"/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0000002" calcext:value-type="float">
            <text:p>2,00E-07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0])" office:value-type="float" office:value="0.0000002" calcext:value-type="float">
            <text:p>2E-07</text:p>
          </table:table-cell>
          <table:table-cell table:number-columns-repeated="2"/>
          <table:table-cell table:formula="of:=([.B70]+[.C70])*[.D70]" office:value-type="float" office:value="0.0049204" calcext:value-type="float">
            <text:p>0,0049204</text:p>
          </table:table-cell>
          <table:table-cell table:formula="of:=([.B70]-[.C70])/[.D70]" office:value-type="float" office:value="-0.0012299" calcext:value-type="float">
            <text:p>-0,0012299</text:p>
          </table:table-cell>
          <table:table-cell table:number-columns-repeated="141"/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1])" office:value-type="float" office:value="0.000004" calcext:value-type="float">
            <text:p>4E-06</text:p>
          </table:table-cell>
          <table:table-cell table:number-columns-repeated="2"/>
          <table:table-cell table:formula="of:=([.B71]+[.C71])*[.D71]" office:value-type="float" office:value="0.004952" calcext:value-type="float">
            <text:p>0,004952</text:p>
          </table:table-cell>
          <table:table-cell table:formula="of:=([.B71]-[.C71])/[.D71]" office:value-type="float" office:value="-0.001242" calcext:value-type="float">
            <text:p>-0,001242</text:p>
          </table:table-cell>
          <table:table-cell table:number-columns-repeated="141"/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2])" office:value-type="float" office:value="0.000004" calcext:value-type="float">
            <text:p>4E-06</text:p>
          </table:table-cell>
          <table:table-cell table:number-columns-repeated="2"/>
          <table:table-cell table:formula="of:=([.B72]+[.C72])*[.D72]" office:value-type="float" office:value="0.004972" calcext:value-type="float">
            <text:p>0,004972</text:p>
          </table:table-cell>
          <table:table-cell table:formula="of:=([.B72]-[.C72])/[.D72]" office:value-type="float" office:value="-0.001247" calcext:value-type="float">
            <text:p>-0,001247</text:p>
          </table:table-cell>
          <table:table-cell table:number-columns-repeated="141"/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3])" office:value-type="float" office:value="0.000004" calcext:value-type="float">
            <text:p>4E-06</text:p>
          </table:table-cell>
          <table:table-cell table:number-columns-repeated="2"/>
          <table:table-cell table:formula="of:=([.B73]+[.C73])*[.D73]" office:value-type="float" office:value="0.004992" calcext:value-type="float">
            <text:p>0,004992</text:p>
          </table:table-cell>
          <table:table-cell table:formula="of:=([.B73]-[.C73])/[.D73]" office:value-type="float" office:value="-0.001252" calcext:value-type="float">
            <text:p>-0,001252</text:p>
          </table:table-cell>
          <table:table-cell table:number-columns-repeated="141"/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4])" office:value-type="float" office:value="0.000004" calcext:value-type="float">
            <text:p>4E-06</text:p>
          </table:table-cell>
          <table:table-cell table:number-columns-repeated="2"/>
          <table:table-cell table:formula="of:=([.B74]+[.C74])*[.D74]" office:value-type="float" office:value="0.005012" calcext:value-type="float">
            <text:p>0,005012</text:p>
          </table:table-cell>
          <table:table-cell table:formula="of:=([.B74]-[.C74])/[.D74]" office:value-type="float" office:value="-0.001257" calcext:value-type="float">
            <text:p>-0,001257</text:p>
          </table:table-cell>
          <table:table-cell table:number-columns-repeated="141"/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5])" office:value-type="float" office:value="0.000004" calcext:value-type="float">
            <text:p>4E-06</text:p>
          </table:table-cell>
          <table:table-cell table:number-columns-repeated="2"/>
          <table:table-cell table:formula="of:=([.B75]+[.C75])*[.D75]" office:value-type="float" office:value="0.005052" calcext:value-type="float">
            <text:p>0,005052</text:p>
          </table:table-cell>
          <table:table-cell table:formula="of:=([.B75]-[.C75])/[.D75]" office:value-type="float" office:value="-0.001267" calcext:value-type="float">
            <text:p>-0,001267</text:p>
          </table:table-cell>
          <table:table-cell table:number-columns-repeated="141"/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6])" office:value-type="float" office:value="0.000004" calcext:value-type="float">
            <text:p>4E-06</text:p>
          </table:table-cell>
          <table:table-cell table:number-columns-repeated="2"/>
          <table:table-cell table:formula="of:=([.B76]+[.C76])*[.D76]" office:value-type="float" office:value="0.005072" calcext:value-type="float">
            <text:p>0,005072</text:p>
          </table:table-cell>
          <table:table-cell table:formula="of:=([.B76]-[.C76])/[.D76]" office:value-type="float" office:value="-0.001272" calcext:value-type="float">
            <text:p>-0,001272</text:p>
          </table:table-cell>
          <table:table-cell table:number-columns-repeated="141"/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7])" office:value-type="float" office:value="0.000004" calcext:value-type="float">
            <text:p>4E-06</text:p>
          </table:table-cell>
          <table:table-cell table:number-columns-repeated="2"/>
          <table:table-cell table:formula="of:=([.B77]+[.C77])*[.D77]" office:value-type="float" office:value="0.004992" calcext:value-type="float">
            <text:p>0,004992</text:p>
          </table:table-cell>
          <table:table-cell table:formula="of:=([.B77]-[.C77])/[.D77]" office:value-type="float" office:value="-0.001252" calcext:value-type="float">
            <text:p>-0,001252</text:p>
          </table:table-cell>
          <table:table-cell table:number-columns-repeated="141"/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8])" office:value-type="float" office:value="0.000004" calcext:value-type="float">
            <text:p>4E-06</text:p>
          </table:table-cell>
          <table:table-cell table:number-columns-repeated="2"/>
          <table:table-cell table:formula="of:=([.B78]+[.C78])*[.D78]" office:value-type="float" office:value="0.005012" calcext:value-type="float">
            <text:p>0,005012</text:p>
          </table:table-cell>
          <table:table-cell table:formula="of:=([.B78]-[.C78])/[.D78]" office:value-type="float" office:value="-0.001257" calcext:value-type="float">
            <text:p>-0,001257</text:p>
          </table:table-cell>
          <table:table-cell table:number-columns-repeated="141"/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79])" office:value-type="float" office:value="0.000004" calcext:value-type="float">
            <text:p>4E-06</text:p>
          </table:table-cell>
          <table:table-cell table:number-columns-repeated="2"/>
          <table:table-cell table:formula="of:=([.B79]+[.C79])*[.D79]" office:value-type="float" office:value="0.005052" calcext:value-type="float">
            <text:p>0,005052</text:p>
          </table:table-cell>
          <table:table-cell table:formula="of:=([.B79]-[.C79])/[.D79]" office:value-type="float" office:value="-0.001267" calcext:value-type="float">
            <text:p>-0,001267</text:p>
          </table:table-cell>
          <table:table-cell table:number-columns-repeated="141"/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0])" office:value-type="float" office:value="0.000004" calcext:value-type="float">
            <text:p>4E-06</text:p>
          </table:table-cell>
          <table:table-cell table:number-columns-repeated="2"/>
          <table:table-cell table:formula="of:=([.B80]+[.C80])*[.D80]" office:value-type="float" office:value="0.005072" calcext:value-type="float">
            <text:p>0,005072</text:p>
          </table:table-cell>
          <table:table-cell table:formula="of:=([.B80]-[.C80])/[.D80]" office:value-type="float" office:value="-0.001272" calcext:value-type="float">
            <text:p>-0,001272</text:p>
          </table:table-cell>
          <table:table-cell table:number-columns-repeated="141"/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1])" office:value-type="float" office:value="0.000004" calcext:value-type="float">
            <text:p>4E-06</text:p>
          </table:table-cell>
          <table:table-cell table:number-columns-repeated="2"/>
          <table:table-cell table:formula="of:=([.B81]+[.C81])*[.D81]" office:value-type="float" office:value="0.005092" calcext:value-type="float">
            <text:p>0,005092</text:p>
          </table:table-cell>
          <table:table-cell table:formula="of:=([.B81]-[.C81])/[.D81]" office:value-type="float" office:value="-0.001277" calcext:value-type="float">
            <text:p>-0,001277</text:p>
          </table:table-cell>
          <table:table-cell table:number-columns-repeated="141"/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2])" office:value-type="float" office:value="0.000004" calcext:value-type="float">
            <text:p>4E-06</text:p>
          </table:table-cell>
          <table:table-cell table:number-columns-repeated="2"/>
          <table:table-cell table:formula="of:=([.B82]+[.C82])*[.D82]" office:value-type="float" office:value="0.005112" calcext:value-type="float">
            <text:p>0,005112</text:p>
          </table:table-cell>
          <table:table-cell table:formula="of:=([.B82]-[.C82])/[.D82]" office:value-type="float" office:value="-0.001282" calcext:value-type="float">
            <text:p>-0,001282</text:p>
          </table:table-cell>
          <table:table-cell table:number-columns-repeated="141"/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3])" office:value-type="float" office:value="0.000004" calcext:value-type="float">
            <text:p>4E-06</text:p>
          </table:table-cell>
          <table:table-cell table:number-columns-repeated="2"/>
          <table:table-cell table:formula="of:=([.B83]+[.C83])*[.D83]" office:value-type="float" office:value="0.005132" calcext:value-type="float">
            <text:p>0,005132</text:p>
          </table:table-cell>
          <table:table-cell table:formula="of:=([.B83]-[.C83])/[.D83]" office:value-type="float" office:value="-0.001287" calcext:value-type="float">
            <text:p>-0,001287</text:p>
          </table:table-cell>
          <table:table-cell table:number-columns-repeated="141"/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4])" office:value-type="float" office:value="0.000004" calcext:value-type="float">
            <text:p>4E-06</text:p>
          </table:table-cell>
          <table:table-cell table:number-columns-repeated="2"/>
          <table:table-cell table:formula="of:=([.B84]+[.C84])*[.D84]" office:value-type="float" office:value="0.005152" calcext:value-type="float">
            <text:p>0,005152</text:p>
          </table:table-cell>
          <table:table-cell table:formula="of:=([.B84]-[.C84])/[.D84]" office:value-type="float" office:value="-0.001292" calcext:value-type="float">
            <text:p>-0,001292</text:p>
          </table:table-cell>
          <table:table-cell table:number-columns-repeated="141"/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5])" office:value-type="float" office:value="0.000004" calcext:value-type="float">
            <text:p>4E-06</text:p>
          </table:table-cell>
          <table:table-cell table:number-columns-repeated="2"/>
          <table:table-cell table:formula="of:=([.B85]+[.C85])*[.D85]" office:value-type="float" office:value="0.005172" calcext:value-type="float">
            <text:p>0,005172</text:p>
          </table:table-cell>
          <table:table-cell table:formula="of:=([.B85]-[.C85])/[.D85]" office:value-type="float" office:value="-0.001297" calcext:value-type="float">
            <text:p>-0,001297</text:p>
          </table:table-cell>
          <table:table-cell table:number-columns-repeated="141"/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6])" office:value-type="float" office:value="0.000004" calcext:value-type="float">
            <text:p>4E-06</text:p>
          </table:table-cell>
          <table:table-cell table:number-columns-repeated="2"/>
          <table:table-cell table:formula="of:=([.B86]+[.C86])*[.D86]" office:value-type="float" office:value="0.005212" calcext:value-type="float">
            <text:p>0,005212</text:p>
          </table:table-cell>
          <table:table-cell table:formula="of:=([.B86]-[.C86])/[.D86]" office:value-type="float" office:value="-0.001307" calcext:value-type="float">
            <text:p>-0,001307</text:p>
          </table:table-cell>
          <table:table-cell table:number-columns-repeated="141"/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7])" office:value-type="float" office:value="0.000004" calcext:value-type="float">
            <text:p>4E-06</text:p>
          </table:table-cell>
          <table:table-cell table:number-columns-repeated="2"/>
          <table:table-cell table:formula="of:=([.B87]+[.C87])*[.D87]" office:value-type="float" office:value="0.005092" calcext:value-type="float">
            <text:p>0,005092</text:p>
          </table:table-cell>
          <table:table-cell table:formula="of:=([.B87]-[.C87])/[.D87]" office:value-type="float" office:value="-0.001277" calcext:value-type="float">
            <text:p>-0,001277</text:p>
          </table:table-cell>
          <table:table-cell table:number-columns-repeated="141"/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8])" office:value-type="float" office:value="0.000004" calcext:value-type="float">
            <text:p>4E-06</text:p>
          </table:table-cell>
          <table:table-cell table:number-columns-repeated="2"/>
          <table:table-cell table:formula="of:=([.B88]+[.C88])*[.D88]" office:value-type="float" office:value="0.005252" calcext:value-type="float">
            <text:p>0,005252</text:p>
          </table:table-cell>
          <table:table-cell table:formula="of:=([.B88]-[.C88])/[.D88]" office:value-type="float" office:value="-0.001317" calcext:value-type="float">
            <text:p>-0,001317</text:p>
          </table:table-cell>
          <table:table-cell table:number-columns-repeated="141"/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89])" office:value-type="float" office:value="0.000004" calcext:value-type="float">
            <text:p>4E-06</text:p>
          </table:table-cell>
          <table:table-cell table:number-columns-repeated="2"/>
          <table:table-cell table:formula="of:=([.B89]+[.C89])*[.D89]" office:value-type="float" office:value="0.005272" calcext:value-type="float">
            <text:p>0,005272</text:p>
          </table:table-cell>
          <table:table-cell table:formula="of:=([.B89]-[.C89])/[.D89]" office:value-type="float" office:value="-0.001322" calcext:value-type="float">
            <text:p>-0,001322</text:p>
          </table:table-cell>
          <table:table-cell table:number-columns-repeated="141"/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0])" office:value-type="float" office:value="0.000004" calcext:value-type="float">
            <text:p>4E-06</text:p>
          </table:table-cell>
          <table:table-cell table:number-columns-repeated="2"/>
          <table:table-cell table:formula="of:=([.B90]+[.C90])*[.D90]" office:value-type="float" office:value="0.005292" calcext:value-type="float">
            <text:p>0,005292</text:p>
          </table:table-cell>
          <table:table-cell table:formula="of:=([.B90]-[.C90])/[.D90]" office:value-type="float" office:value="-0.001327" calcext:value-type="float">
            <text:p>-0,001327</text:p>
          </table:table-cell>
          <table:table-cell table:number-columns-repeated="141"/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1])" office:value-type="float" office:value="0.000004" calcext:value-type="float">
            <text:p>4E-06</text:p>
          </table:table-cell>
          <table:table-cell table:number-columns-repeated="2"/>
          <table:table-cell table:formula="of:=([.B91]+[.C91])*[.D91]" office:value-type="float" office:value="0.005172" calcext:value-type="float">
            <text:p>0,005172</text:p>
          </table:table-cell>
          <table:table-cell table:formula="of:=([.B91]-[.C91])/[.D91]" office:value-type="float" office:value="-0.001297" calcext:value-type="float">
            <text:p>-0,001297</text:p>
          </table:table-cell>
          <table:table-cell table:number-columns-repeated="141"/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" calcext:value-type="float">
            <text:p>0,002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2])" office:value-type="float" office:value="0.000004" calcext:value-type="float">
            <text:p>4E-06</text:p>
          </table:table-cell>
          <table:table-cell table:style-name="ce1"/>
          <table:table-cell/>
          <table:table-cell table:formula="of:=([.B92]+[.C92])*[.D92]" office:value-type="float" office:value="0.005192" calcext:value-type="float">
            <text:p>0,005192</text:p>
          </table:table-cell>
          <table:table-cell table:formula="of:=([.B92]-[.C92])/[.D92]" office:value-type="float" office:value="-0.001302" calcext:value-type="float">
            <text:p>-0,001302</text:p>
          </table:table-cell>
          <table:table-cell table:number-columns-repeated="141"/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3])" office:value-type="float" office:value="0.000004" calcext:value-type="float">
            <text:p>4E-06</text:p>
          </table:table-cell>
          <table:table-cell table:number-columns-repeated="2"/>
          <table:table-cell table:formula="of:=([.B93]+[.C93])*[.D93]" office:value-type="float" office:value="0.005212" calcext:value-type="float">
            <text:p>0,005212</text:p>
          </table:table-cell>
          <table:table-cell table:formula="of:=([.B93]-[.C93])/[.D93]" office:value-type="float" office:value="-0.001307" calcext:value-type="float">
            <text:p>-0,001307</text:p>
          </table:table-cell>
          <table:table-cell table:number-columns-repeated="141"/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4])" office:value-type="float" office:value="0.000004" calcext:value-type="float">
            <text:p>4E-06</text:p>
          </table:table-cell>
          <table:table-cell table:number-columns-repeated="2"/>
          <table:table-cell table:formula="of:=([.B94]+[.C94])*[.D94]" office:value-type="float" office:value="0.005232" calcext:value-type="float">
            <text:p>0,005232</text:p>
          </table:table-cell>
          <table:table-cell table:formula="of:=([.B94]-[.C94])/[.D94]" office:value-type="float" office:value="-0.001312" calcext:value-type="float">
            <text:p>-0,001312</text:p>
          </table:table-cell>
          <table:table-cell table:number-columns-repeated="141"/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5])" office:value-type="float" office:value="0.000004" calcext:value-type="float">
            <text:p>4E-06</text:p>
          </table:table-cell>
          <table:table-cell table:number-columns-repeated="2"/>
          <table:table-cell table:formula="of:=([.B95]+[.C95])*[.D95]" office:value-type="float" office:value="0.005252" calcext:value-type="float">
            <text:p>0,005252</text:p>
          </table:table-cell>
          <table:table-cell table:formula="of:=([.B95]-[.C95])/[.D95]" office:value-type="float" office:value="-0.001317" calcext:value-type="float">
            <text:p>-0,001317</text:p>
          </table:table-cell>
          <table:table-cell table:number-columns-repeated="141"/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6])" office:value-type="float" office:value="0.000004" calcext:value-type="float">
            <text:p>4E-06</text:p>
          </table:table-cell>
          <table:table-cell table:number-columns-repeated="2"/>
          <table:table-cell table:formula="of:=([.B96]+[.C96])*[.D96]" office:value-type="float" office:value="0.005272" calcext:value-type="float">
            <text:p>0,005272</text:p>
          </table:table-cell>
          <table:table-cell table:formula="of:=([.B96]-[.C96])/[.D96]" office:value-type="float" office:value="-0.001322" calcext:value-type="float">
            <text:p>-0,001322</text:p>
          </table:table-cell>
          <table:table-cell table:number-columns-repeated="141"/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7])" office:value-type="float" office:value="0.000004" calcext:value-type="float">
            <text:p>4E-06</text:p>
          </table:table-cell>
          <table:table-cell table:number-columns-repeated="2"/>
          <table:table-cell table:formula="of:=([.B97]+[.C97])*[.D97]" office:value-type="float" office:value="0.005292" calcext:value-type="float">
            <text:p>0,005292</text:p>
          </table:table-cell>
          <table:table-cell table:formula="of:=([.B97]-[.C97])/[.D97]" office:value-type="float" office:value="-0.001327" calcext:value-type="float">
            <text:p>-0,001327</text:p>
          </table:table-cell>
          <table:table-cell table:number-columns-repeated="141"/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8])" office:value-type="float" office:value="0.000004" calcext:value-type="float">
            <text:p>4E-06</text:p>
          </table:table-cell>
          <table:table-cell table:number-columns-repeated="2"/>
          <table:table-cell table:formula="of:=([.B98]+[.C98])*[.D98]" office:value-type="float" office:value="0.005292" calcext:value-type="float">
            <text:p>0,005292</text:p>
          </table:table-cell>
          <table:table-cell table:formula="of:=([.B98]-[.C98])/[.D98]" office:value-type="float" office:value="-0.001327" calcext:value-type="float">
            <text:p>-0,001327</text:p>
          </table:table-cell>
          <table:table-cell table:number-columns-repeated="141"/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99])" office:value-type="float" office:value="0.000004" calcext:value-type="float">
            <text:p>4E-06</text:p>
          </table:table-cell>
          <table:table-cell table:number-columns-repeated="2"/>
          <table:table-cell table:formula="of:=([.B99]+[.C99])*[.D99]" office:value-type="float" office:value="0.005332" calcext:value-type="float">
            <text:p>0,005332</text:p>
          </table:table-cell>
          <table:table-cell table:formula="of:=([.B99]-[.C99])/[.D99]" office:value-type="float" office:value="-0.001337" calcext:value-type="float">
            <text:p>-0,001337</text:p>
          </table:table-cell>
          <table:table-cell table:number-columns-repeated="141"/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0])" office:value-type="float" office:value="0.000004" calcext:value-type="float">
            <text:p>4E-06</text:p>
          </table:table-cell>
          <table:table-cell table:number-columns-repeated="2"/>
          <table:table-cell table:formula="of:=([.B100]+[.C100])*[.D100]" office:value-type="float" office:value="0.005332" calcext:value-type="float">
            <text:p>0,005332</text:p>
          </table:table-cell>
          <table:table-cell table:formula="of:=([.B100]-[.C100])/[.D100]" office:value-type="float" office:value="-0.001337" calcext:value-type="float">
            <text:p>-0,001337</text:p>
          </table:table-cell>
          <table:table-cell table:number-columns-repeated="141"/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1])" office:value-type="float" office:value="0.000004" calcext:value-type="float">
            <text:p>4E-06</text:p>
          </table:table-cell>
          <table:table-cell table:number-columns-repeated="2"/>
          <table:table-cell table:formula="of:=([.B101]+[.C101])*[.D101]" office:value-type="float" office:value="0.005372" calcext:value-type="float">
            <text:p>0,005372</text:p>
          </table:table-cell>
          <table:table-cell table:formula="of:=([.B101]-[.C101])/[.D101]" office:value-type="float" office:value="-0.001347" calcext:value-type="float">
            <text:p>-0,001347</text:p>
          </table:table-cell>
          <table:table-cell table:number-columns-repeated="141"/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-0.000004" calcext:value-type="float">
            <text:p>-4,00E-06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2])" office:value-type="float" office:value="0.000004" calcext:value-type="float">
            <text:p>4E-06</text:p>
          </table:table-cell>
          <table:table-cell table:number-columns-repeated="2"/>
          <table:table-cell table:formula="of:=([.B102]+[.C102])*[.D102]" office:value-type="float" office:value="0.005372" calcext:value-type="float">
            <text:p>0,005372</text:p>
          </table:table-cell>
          <table:table-cell table:formula="of:=([.B102]-[.C102])/[.D102]" office:value-type="float" office:value="-0.001347" calcext:value-type="float">
            <text:p>-0,001347</text:p>
          </table:table-cell>
          <table:table-cell table:number-columns-repeated="141"/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" calcext:value-type="float">
            <text:p>0,002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3])" office:value-type="float" office:value="0.000005" calcext:value-type="float">
            <text:p>5E-06</text:p>
          </table:table-cell>
          <table:table-cell table:number-columns-repeated="2"/>
          <table:table-cell table:formula="of:=([.B103]+[.C103])*[.D103]" office:value-type="float" office:value="0.00539" calcext:value-type="float">
            <text:p>0,00539</text:p>
          </table:table-cell>
          <table:table-cell table:formula="of:=([.B103]-[.C103])/[.D103]" office:value-type="float" office:value="-0.0013525" calcext:value-type="float">
            <text:p>-0,0013525</text:p>
          </table:table-cell>
          <table:table-cell table:number-columns-repeated="141"/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4])" office:value-type="float" office:value="0.000005" calcext:value-type="float">
            <text:p>5E-06</text:p>
          </table:table-cell>
          <table:table-cell table:number-columns-repeated="2"/>
          <table:table-cell table:formula="of:=([.B104]+[.C104])*[.D104]" office:value-type="float" office:value="0.00541" calcext:value-type="float">
            <text:p>0,00541</text:p>
          </table:table-cell>
          <table:table-cell table:formula="of:=([.B104]-[.C104])/[.D104]" office:value-type="float" office:value="-0.0013575" calcext:value-type="float">
            <text:p>-0,0013575</text:p>
          </table:table-cell>
          <table:table-cell table:number-columns-repeated="141"/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5])" office:value-type="float" office:value="0.000005" calcext:value-type="float">
            <text:p>5E-06</text:p>
          </table:table-cell>
          <table:table-cell table:number-columns-repeated="2"/>
          <table:table-cell table:formula="of:=([.B105]+[.C105])*[.D105]" office:value-type="float" office:value="0.00543" calcext:value-type="float">
            <text:p>0,00543</text:p>
          </table:table-cell>
          <table:table-cell table:formula="of:=([.B105]-[.C105])/[.D105]" office:value-type="float" office:value="-0.0013625" calcext:value-type="float">
            <text:p>-0,0013625</text:p>
          </table:table-cell>
          <table:table-cell table:number-columns-repeated="141"/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6])" office:value-type="float" office:value="0.000005" calcext:value-type="float">
            <text:p>5E-06</text:p>
          </table:table-cell>
          <table:table-cell table:number-columns-repeated="2"/>
          <table:table-cell table:formula="of:=([.B106]+[.C106])*[.D106]" office:value-type="float" office:value="0.00543" calcext:value-type="float">
            <text:p>0,00543</text:p>
          </table:table-cell>
          <table:table-cell table:formula="of:=([.B106]-[.C106])/[.D106]" office:value-type="float" office:value="-0.0013625" calcext:value-type="float">
            <text:p>-0,0013625</text:p>
          </table:table-cell>
          <table:table-cell table:number-columns-repeated="141"/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7])" office:value-type="float" office:value="0.000005" calcext:value-type="float">
            <text:p>5E-06</text:p>
          </table:table-cell>
          <table:table-cell table:number-columns-repeated="2"/>
          <table:table-cell table:formula="of:=([.B107]+[.C107])*[.D107]" office:value-type="float" office:value="0.00545" calcext:value-type="float">
            <text:p>0,00545</text:p>
          </table:table-cell>
          <table:table-cell table:formula="of:=([.B107]-[.C107])/[.D107]" office:value-type="float" office:value="-0.0013675" calcext:value-type="float">
            <text:p>-0,0013675</text:p>
          </table:table-cell>
          <table:table-cell table:number-columns-repeated="141"/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8])" office:value-type="float" office:value="0.000005" calcext:value-type="float">
            <text:p>5E-06</text:p>
          </table:table-cell>
          <table:table-cell table:number-columns-repeated="2"/>
          <table:table-cell table:formula="of:=([.B108]+[.C108])*[.D108]" office:value-type="float" office:value="0.00547" calcext:value-type="float">
            <text:p>0,00547</text:p>
          </table:table-cell>
          <table:table-cell table:formula="of:=([.B108]-[.C108])/[.D108]" office:value-type="float" office:value="-0.0013725" calcext:value-type="float">
            <text:p>-0,0013725</text:p>
          </table:table-cell>
          <table:table-cell table:number-columns-repeated="141"/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09])" office:value-type="float" office:value="0.000005" calcext:value-type="float">
            <text:p>5E-06</text:p>
          </table:table-cell>
          <table:table-cell table:number-columns-repeated="2"/>
          <table:table-cell table:formula="of:=([.B109]+[.C109])*[.D109]" office:value-type="float" office:value="0.00547" calcext:value-type="float">
            <text:p>0,00547</text:p>
          </table:table-cell>
          <table:table-cell table:formula="of:=([.B109]-[.C109])/[.D109]" office:value-type="float" office:value="-0.0013725" calcext:value-type="float">
            <text:p>-0,0013725</text:p>
          </table:table-cell>
          <table:table-cell table:number-columns-repeated="141"/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0])" office:value-type="float" office:value="0.000005" calcext:value-type="float">
            <text:p>5E-06</text:p>
          </table:table-cell>
          <table:table-cell table:number-columns-repeated="2"/>
          <table:table-cell table:formula="of:=([.B110]+[.C110])*[.D110]" office:value-type="float" office:value="0.00547" calcext:value-type="float">
            <text:p>0,00547</text:p>
          </table:table-cell>
          <table:table-cell table:formula="of:=([.B110]-[.C110])/[.D110]" office:value-type="float" office:value="-0.0013725" calcext:value-type="float">
            <text:p>-0,0013725</text:p>
          </table:table-cell>
          <table:table-cell table:number-columns-repeated="141"/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1])" office:value-type="float" office:value="0.000005" calcext:value-type="float">
            <text:p>5E-06</text:p>
          </table:table-cell>
          <table:table-cell table:number-columns-repeated="2"/>
          <table:table-cell table:formula="of:=([.B111]+[.C111])*[.D111]" office:value-type="float" office:value="0.00551" calcext:value-type="float">
            <text:p>0,00551</text:p>
          </table:table-cell>
          <table:table-cell table:formula="of:=([.B111]-[.C111])/[.D111]" office:value-type="float" office:value="-0.0013825" calcext:value-type="float">
            <text:p>-0,0013825</text:p>
          </table:table-cell>
          <table:table-cell table:number-columns-repeated="141"/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2])" office:value-type="float" office:value="0.000005" calcext:value-type="float">
            <text:p>5E-06</text:p>
          </table:table-cell>
          <table:table-cell table:number-columns-repeated="2"/>
          <table:table-cell table:formula="of:=([.B112]+[.C112])*[.D112]" office:value-type="float" office:value="0.00551" calcext:value-type="float">
            <text:p>0,00551</text:p>
          </table:table-cell>
          <table:table-cell table:formula="of:=([.B112]-[.C112])/[.D112]" office:value-type="float" office:value="-0.0013825" calcext:value-type="float">
            <text:p>-0,0013825</text:p>
          </table:table-cell>
          <table:table-cell table:number-columns-repeated="141"/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3])" office:value-type="float" office:value="0.000005" calcext:value-type="float">
            <text:p>5E-06</text:p>
          </table:table-cell>
          <table:table-cell table:number-columns-repeated="2"/>
          <table:table-cell table:formula="of:=([.B113]+[.C113])*[.D113]" office:value-type="float" office:value="0.00553" calcext:value-type="float">
            <text:p>0,00553</text:p>
          </table:table-cell>
          <table:table-cell table:formula="of:=([.B113]-[.C113])/[.D113]" office:value-type="float" office:value="-0.0013875" calcext:value-type="float">
            <text:p>-0,0013875</text:p>
          </table:table-cell>
          <table:table-cell table:number-columns-repeated="141"/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4])" office:value-type="float" office:value="0.000005" calcext:value-type="float">
            <text:p>5E-06</text:p>
          </table:table-cell>
          <table:table-cell table:number-columns-repeated="2"/>
          <table:table-cell table:formula="of:=([.B114]+[.C114])*[.D114]" office:value-type="float" office:value="0.00555" calcext:value-type="float">
            <text:p>0,00555</text:p>
          </table:table-cell>
          <table:table-cell table:formula="of:=([.B114]-[.C114])/[.D114]" office:value-type="float" office:value="-0.0013925" calcext:value-type="float">
            <text:p>-0,0013925</text:p>
          </table:table-cell>
          <table:table-cell table:number-columns-repeated="141"/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5])" office:value-type="float" office:value="0.000005" calcext:value-type="float">
            <text:p>5E-06</text:p>
          </table:table-cell>
          <table:table-cell table:number-columns-repeated="2"/>
          <table:table-cell table:formula="of:=([.B115]+[.C115])*[.D115]" office:value-type="float" office:value="0.00555" calcext:value-type="float">
            <text:p>0,00555</text:p>
          </table:table-cell>
          <table:table-cell table:formula="of:=([.B115]-[.C115])/[.D115]" office:value-type="float" office:value="-0.0013925" calcext:value-type="float">
            <text:p>-0,0013925</text:p>
          </table:table-cell>
          <table:table-cell table:number-columns-repeated="141"/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6])" office:value-type="float" office:value="0.000005" calcext:value-type="float">
            <text:p>5E-06</text:p>
          </table:table-cell>
          <table:table-cell table:number-columns-repeated="2"/>
          <table:table-cell table:formula="of:=([.B116]+[.C116])*[.D116]" office:value-type="float" office:value="0.00557" calcext:value-type="float">
            <text:p>0,00557</text:p>
          </table:table-cell>
          <table:table-cell table:formula="of:=([.B116]-[.C116])/[.D116]" office:value-type="float" office:value="-0.0013975" calcext:value-type="float">
            <text:p>-0,0013975</text:p>
          </table:table-cell>
          <table:table-cell table:number-columns-repeated="141"/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" calcext:value-type="float">
            <text:p>0,002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7])" office:value-type="float" office:value="0.000005" calcext:value-type="float">
            <text:p>5E-06</text:p>
          </table:table-cell>
          <table:table-cell table:number-columns-repeated="2"/>
          <table:table-cell table:formula="of:=([.B117]+[.C117])*[.D117]" office:value-type="float" office:value="0.00559" calcext:value-type="float">
            <text:p>0,00559</text:p>
          </table:table-cell>
          <table:table-cell table:formula="of:=([.B117]-[.C117])/[.D117]" office:value-type="float" office:value="-0.0014025" calcext:value-type="float">
            <text:p>-0,0014025</text:p>
          </table:table-cell>
          <table:table-cell table:number-columns-repeated="141"/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" calcext:value-type="float">
            <text:p>0,002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8])" office:value-type="float" office:value="0.000005" calcext:value-type="float">
            <text:p>5E-06</text:p>
          </table:table-cell>
          <table:table-cell table:number-columns-repeated="2"/>
          <table:table-cell table:formula="of:=([.B118]+[.C118])*[.D118]" office:value-type="float" office:value="0.00559" calcext:value-type="float">
            <text:p>0,00559</text:p>
          </table:table-cell>
          <table:table-cell table:formula="of:=([.B118]-[.C118])/[.D118]" office:value-type="float" office:value="-0.0014025" calcext:value-type="float">
            <text:p>-0,0014025</text:p>
          </table:table-cell>
          <table:table-cell table:number-columns-repeated="141"/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19])" office:value-type="float" office:value="0.000005" calcext:value-type="float">
            <text:p>5E-06</text:p>
          </table:table-cell>
          <table:table-cell table:number-columns-repeated="2"/>
          <table:table-cell table:formula="of:=([.B119]+[.C119])*[.D119]" office:value-type="float" office:value="0.00561" calcext:value-type="float">
            <text:p>0,00561</text:p>
          </table:table-cell>
          <table:table-cell table:formula="of:=([.B119]-[.C119])/[.D119]" office:value-type="float" office:value="-0.0014075" calcext:value-type="float">
            <text:p>-0,0014075</text:p>
          </table:table-cell>
          <table:table-cell table:number-columns-repeated="141"/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0])" office:value-type="float" office:value="0.000005" calcext:value-type="float">
            <text:p>5E-06</text:p>
          </table:table-cell>
          <table:table-cell table:number-columns-repeated="2"/>
          <table:table-cell table:formula="of:=([.B120]+[.C120])*[.D120]" office:value-type="float" office:value="0.00561" calcext:value-type="float">
            <text:p>0,00561</text:p>
          </table:table-cell>
          <table:table-cell table:formula="of:=([.B120]-[.C120])/[.D120]" office:value-type="float" office:value="-0.0014075" calcext:value-type="float">
            <text:p>-0,0014075</text:p>
          </table:table-cell>
          <table:table-cell table:number-columns-repeated="141"/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1])" office:value-type="float" office:value="0.000005" calcext:value-type="float">
            <text:p>5E-06</text:p>
          </table:table-cell>
          <table:table-cell table:number-columns-repeated="2"/>
          <table:table-cell table:formula="of:=([.B121]+[.C121])*[.D121]" office:value-type="float" office:value="0.00563" calcext:value-type="float">
            <text:p>0,00563</text:p>
          </table:table-cell>
          <table:table-cell table:formula="of:=([.B121]-[.C121])/[.D121]" office:value-type="float" office:value="-0.0014125" calcext:value-type="float">
            <text:p>-0,0014125</text:p>
          </table:table-cell>
          <table:table-cell table:number-columns-repeated="141"/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2])" office:value-type="float" office:value="0.000005" calcext:value-type="float">
            <text:p>5E-06</text:p>
          </table:table-cell>
          <table:table-cell table:number-columns-repeated="2"/>
          <table:table-cell table:formula="of:=([.B122]+[.C122])*[.D122]" office:value-type="float" office:value="0.00563" calcext:value-type="float">
            <text:p>0,00563</text:p>
          </table:table-cell>
          <table:table-cell table:formula="of:=([.B122]-[.C122])/[.D122]" office:value-type="float" office:value="-0.0014125" calcext:value-type="float">
            <text:p>-0,0014125</text:p>
          </table:table-cell>
          <table:table-cell table:number-columns-repeated="141"/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3])" office:value-type="float" office:value="0.000005" calcext:value-type="float">
            <text:p>5E-06</text:p>
          </table:table-cell>
          <table:table-cell table:number-columns-repeated="2"/>
          <table:table-cell table:formula="of:=([.B123]+[.C123])*[.D123]" office:value-type="float" office:value="0.00563" calcext:value-type="float">
            <text:p>0,00563</text:p>
          </table:table-cell>
          <table:table-cell table:formula="of:=([.B123]-[.C123])/[.D123]" office:value-type="float" office:value="-0.0014125" calcext:value-type="float">
            <text:p>-0,0014125</text:p>
          </table:table-cell>
          <table:table-cell table:number-columns-repeated="141"/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4])" office:value-type="float" office:value="0.000005" calcext:value-type="float">
            <text:p>5E-06</text:p>
          </table:table-cell>
          <table:table-cell table:number-columns-repeated="2"/>
          <table:table-cell table:formula="of:=([.B124]+[.C124])*[.D124]" office:value-type="float" office:value="0.00565" calcext:value-type="float">
            <text:p>0,00565</text:p>
          </table:table-cell>
          <table:table-cell table:formula="of:=([.B124]-[.C124])/[.D124]" office:value-type="float" office:value="-0.0014175" calcext:value-type="float">
            <text:p>-0,0014175</text:p>
          </table:table-cell>
          <table:table-cell table:number-columns-repeated="141"/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5])" office:value-type="float" office:value="0.000005" calcext:value-type="float">
            <text:p>5E-06</text:p>
          </table:table-cell>
          <table:table-cell table:number-columns-repeated="2"/>
          <table:table-cell table:formula="of:=([.B125]+[.C125])*[.D125]" office:value-type="float" office:value="0.00565" calcext:value-type="float">
            <text:p>0,00565</text:p>
          </table:table-cell>
          <table:table-cell table:formula="of:=([.B125]-[.C125])/[.D125]" office:value-type="float" office:value="-0.0014175" calcext:value-type="float">
            <text:p>-0,0014175</text:p>
          </table:table-cell>
          <table:table-cell table:number-columns-repeated="141"/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6])" office:value-type="float" office:value="0.000005" calcext:value-type="float">
            <text:p>5E-06</text:p>
          </table:table-cell>
          <table:table-cell table:number-columns-repeated="2"/>
          <table:table-cell table:formula="of:=([.B126]+[.C126])*[.D126]" office:value-type="float" office:value="0.00565" calcext:value-type="float">
            <text:p>0,00565</text:p>
          </table:table-cell>
          <table:table-cell table:formula="of:=([.B126]-[.C126])/[.D126]" office:value-type="float" office:value="-0.0014175" calcext:value-type="float">
            <text:p>-0,0014175</text:p>
          </table:table-cell>
          <table:table-cell table:number-columns-repeated="141"/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7])" office:value-type="float" office:value="0.000005" calcext:value-type="float">
            <text:p>5E-06</text:p>
          </table:table-cell>
          <table:table-cell table:number-columns-repeated="2"/>
          <table:table-cell table:formula="of:=([.B127]+[.C127])*[.D127]" office:value-type="float" office:value="0.00567" calcext:value-type="float">
            <text:p>0,00567</text:p>
          </table:table-cell>
          <table:table-cell table:formula="of:=([.B127]-[.C127])/[.D127]" office:value-type="float" office:value="-0.0014225" calcext:value-type="float">
            <text:p>-0,0014225</text:p>
          </table:table-cell>
          <table:table-cell table:number-columns-repeated="141"/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8])" office:value-type="float" office:value="0.000005" calcext:value-type="float">
            <text:p>5E-06</text:p>
          </table:table-cell>
          <table:table-cell table:number-columns-repeated="2"/>
          <table:table-cell table:formula="of:=([.B128]+[.C128])*[.D128]" office:value-type="float" office:value="0.00567" calcext:value-type="float">
            <text:p>0,00567</text:p>
          </table:table-cell>
          <table:table-cell table:formula="of:=([.B128]-[.C128])/[.D128]" office:value-type="float" office:value="-0.0014225" calcext:value-type="float">
            <text:p>-0,0014225</text:p>
          </table:table-cell>
          <table:table-cell table:number-columns-repeated="141"/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29])" office:value-type="float" office:value="0.000005" calcext:value-type="float">
            <text:p>5E-06</text:p>
          </table:table-cell>
          <table:table-cell table:number-columns-repeated="2"/>
          <table:table-cell table:formula="of:=([.B129]+[.C129])*[.D129]" office:value-type="float" office:value="0.00569" calcext:value-type="float">
            <text:p>0,00569</text:p>
          </table:table-cell>
          <table:table-cell table:formula="of:=([.B129]-[.C129])/[.D129]" office:value-type="float" office:value="-0.0014275" calcext:value-type="float">
            <text:p>-0,0014275</text:p>
          </table:table-cell>
          <table:table-cell table:number-columns-repeated="141"/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0])" office:value-type="float" office:value="0.000005" calcext:value-type="float">
            <text:p>5E-06</text:p>
          </table:table-cell>
          <table:table-cell table:number-columns-repeated="2"/>
          <table:table-cell table:formula="of:=([.B130]+[.C130])*[.D130]" office:value-type="float" office:value="0.00569" calcext:value-type="float">
            <text:p>0,00569</text:p>
          </table:table-cell>
          <table:table-cell table:formula="of:=([.B130]-[.C130])/[.D130]" office:value-type="float" office:value="-0.0014275" calcext:value-type="float">
            <text:p>-0,0014275</text:p>
          </table:table-cell>
          <table:table-cell table:number-columns-repeated="141"/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1])" office:value-type="float" office:value="0.000005" calcext:value-type="float">
            <text:p>5E-06</text:p>
          </table:table-cell>
          <table:table-cell table:number-columns-repeated="2"/>
          <table:table-cell table:formula="of:=([.B131]+[.C131])*[.D131]" office:value-type="float" office:value="0.00569" calcext:value-type="float">
            <text:p>0,00569</text:p>
          </table:table-cell>
          <table:table-cell table:formula="of:=([.B131]-[.C131])/[.D131]" office:value-type="float" office:value="-0.0014275" calcext:value-type="float">
            <text:p>-0,0014275</text:p>
          </table:table-cell>
          <table:table-cell table:number-columns-repeated="141"/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2])" office:value-type="float" office:value="0.000005" calcext:value-type="float">
            <text:p>5E-06</text:p>
          </table:table-cell>
          <table:table-cell table:number-columns-repeated="2"/>
          <table:table-cell table:formula="of:=([.B132]+[.C132])*[.D132]" office:value-type="float" office:value="0.00571" calcext:value-type="float">
            <text:p>0,00571</text:p>
          </table:table-cell>
          <table:table-cell table:formula="of:=([.B132]-[.C132])/[.D132]" office:value-type="float" office:value="-0.0014325" calcext:value-type="float">
            <text:p>-0,0014325</text:p>
          </table:table-cell>
          <table:table-cell table:number-columns-repeated="141"/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3])" office:value-type="float" office:value="0.000005" calcext:value-type="float">
            <text:p>5E-06</text:p>
          </table:table-cell>
          <table:table-cell table:number-columns-repeated="2"/>
          <table:table-cell table:formula="of:=([.B133]+[.C133])*[.D133]" office:value-type="float" office:value="0.00571" calcext:value-type="float">
            <text:p>0,00571</text:p>
          </table:table-cell>
          <table:table-cell table:formula="of:=([.B133]-[.C133])/[.D133]" office:value-type="float" office:value="-0.0014325" calcext:value-type="float">
            <text:p>-0,0014325</text:p>
          </table:table-cell>
          <table:table-cell table:number-columns-repeated="141"/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4])" office:value-type="float" office:value="0.000005" calcext:value-type="float">
            <text:p>5E-06</text:p>
          </table:table-cell>
          <table:table-cell table:number-columns-repeated="2"/>
          <table:table-cell table:formula="of:=([.B134]+[.C134])*[.D134]" office:value-type="float" office:value="0.00571" calcext:value-type="float">
            <text:p>0,00571</text:p>
          </table:table-cell>
          <table:table-cell table:formula="of:=([.B134]-[.C134])/[.D134]" office:value-type="float" office:value="-0.0014325" calcext:value-type="float">
            <text:p>-0,0014325</text:p>
          </table:table-cell>
          <table:table-cell table:number-columns-repeated="141"/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5])" office:value-type="float" office:value="0.000005" calcext:value-type="float">
            <text:p>5E-06</text:p>
          </table:table-cell>
          <table:table-cell table:number-columns-repeated="2"/>
          <table:table-cell table:formula="of:=([.B135]+[.C135])*[.D135]" office:value-type="float" office:value="0.00573" calcext:value-type="float">
            <text:p>0,00573</text:p>
          </table:table-cell>
          <table:table-cell table:formula="of:=([.B135]-[.C135])/[.D135]" office:value-type="float" office:value="-0.0014375" calcext:value-type="float">
            <text:p>-0,0014375</text:p>
          </table:table-cell>
          <table:table-cell table:number-columns-repeated="141"/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6])" office:value-type="float" office:value="0.000005" calcext:value-type="float">
            <text:p>5E-06</text:p>
          </table:table-cell>
          <table:table-cell table:number-columns-repeated="2"/>
          <table:table-cell table:formula="of:=([.B136]+[.C136])*[.D136]" office:value-type="float" office:value="0.00573" calcext:value-type="float">
            <text:p>0,00573</text:p>
          </table:table-cell>
          <table:table-cell table:formula="of:=([.B136]-[.C136])/[.D136]" office:value-type="float" office:value="-0.0014375" calcext:value-type="float">
            <text:p>-0,0014375</text:p>
          </table:table-cell>
          <table:table-cell table:number-columns-repeated="141"/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7])" office:value-type="float" office:value="0.000005" calcext:value-type="float">
            <text:p>5E-06</text:p>
          </table:table-cell>
          <table:table-cell table:number-columns-repeated="2"/>
          <table:table-cell table:formula="of:=([.B137]+[.C137])*[.D137]" office:value-type="float" office:value="0.00573" calcext:value-type="float">
            <text:p>0,00573</text:p>
          </table:table-cell>
          <table:table-cell table:formula="of:=([.B137]-[.C137])/[.D137]" office:value-type="float" office:value="-0.0014375" calcext:value-type="float">
            <text:p>-0,0014375</text:p>
          </table:table-cell>
          <table:table-cell table:number-columns-repeated="141"/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8])" office:value-type="float" office:value="0.000005" calcext:value-type="float">
            <text:p>5E-06</text:p>
          </table:table-cell>
          <table:table-cell table:number-columns-repeated="2"/>
          <table:table-cell table:formula="of:=([.B138]+[.C138])*[.D138]" office:value-type="float" office:value="0.00573" calcext:value-type="float">
            <text:p>0,00573</text:p>
          </table:table-cell>
          <table:table-cell table:formula="of:=([.B138]-[.C138])/[.D138]" office:value-type="float" office:value="-0.0014375" calcext:value-type="float">
            <text:p>-0,0014375</text:p>
          </table:table-cell>
          <table:table-cell table:number-columns-repeated="141"/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39])" office:value-type="float" office:value="0.000005" calcext:value-type="float">
            <text:p>5E-06</text:p>
          </table:table-cell>
          <table:table-cell table:number-columns-repeated="2"/>
          <table:table-cell table:formula="of:=([.B139]+[.C139])*[.D139]" office:value-type="float" office:value="0.00573" calcext:value-type="float">
            <text:p>0,00573</text:p>
          </table:table-cell>
          <table:table-cell table:formula="of:=([.B139]-[.C139])/[.D139]" office:value-type="float" office:value="-0.0014375" calcext:value-type="float">
            <text:p>-0,0014375</text:p>
          </table:table-cell>
          <table:table-cell table:number-columns-repeated="141"/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40])" office:value-type="float" office:value="0.000005" calcext:value-type="float">
            <text:p>5E-06</text:p>
          </table:table-cell>
          <table:table-cell table:number-columns-repeated="2"/>
          <table:table-cell table:formula="of:=([.B140]+[.C140])*[.D140]" office:value-type="float" office:value="0.00573" calcext:value-type="float">
            <text:p>0,00573</text:p>
          </table:table-cell>
          <table:table-cell table:formula="of:=([.B140]-[.C140])/[.D140]" office:value-type="float" office:value="-0.0014375" calcext:value-type="float">
            <text:p>-0,0014375</text:p>
          </table:table-cell>
          <table:table-cell table:number-columns-repeated="141"/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41])" office:value-type="float" office:value="0.000005" calcext:value-type="float">
            <text:p>5E-06</text:p>
          </table:table-cell>
          <table:table-cell table:number-columns-repeated="2"/>
          <table:table-cell table:formula="of:=([.B141]+[.C141])*[.D141]" office:value-type="float" office:value="0.00575" calcext:value-type="float">
            <text:p>0,00575</text:p>
          </table:table-cell>
          <table:table-cell table:formula="of:=([.B141]-[.C141])/[.D141]" office:value-type="float" office:value="-0.0014425" calcext:value-type="float">
            <text:p>-0,0014425</text:p>
          </table:table-cell>
          <table:table-cell table:number-columns-repeated="141"/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42])" office:value-type="float" office:value="0.000005" calcext:value-type="float">
            <text:p>5E-06</text:p>
          </table:table-cell>
          <table:table-cell table:number-columns-repeated="2"/>
          <table:table-cell table:formula="of:=([.B142]+[.C142])*[.D142]" office:value-type="float" office:value="0.00575" calcext:value-type="float">
            <text:p>0,00575</text:p>
          </table:table-cell>
          <table:table-cell table:formula="of:=([.B142]-[.C142])/[.D142]" office:value-type="float" office:value="-0.0014425" calcext:value-type="float">
            <text:p>-0,0014425</text:p>
          </table:table-cell>
          <table:table-cell table:number-columns-repeated="141"/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-0.000005" calcext:value-type="float">
            <text:p>-5,00E-06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B143])" office:value-type="float" office:value="0.000005" calcext:value-type="float">
            <text:p>5E-06</text:p>
          </table:table-cell>
          <table:table-cell table:number-columns-repeated="2"/>
          <table:table-cell table:formula="of:=([.B143]+[.C143])*[.D143]" office:value-type="float" office:value="0.00575" calcext:value-type="float">
            <text:p>0,00575</text:p>
          </table:table-cell>
          <table:table-cell table:formula="of:=([.B143]-[.C143])/[.D143]" office:value-type="float" office:value="-0.0014425" calcext:value-type="float">
            <text:p>-0,0014425</text:p>
          </table:table-cell>
          <table:table-cell table:number-columns-repeated="141"/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table:style-name="Default" office:value-type="float" office:value="0.6" calcext:value-type="float">
            <text:p>0,6</text:p>
          </table:table-cell>
          <table:table-cell office:value-type="float" office:value="1290" calcext:value-type="float">
            <text:p>1290</text:p>
          </table:table-cell>
          <table:table-cell office:value-type="float" office:value="0.0089" calcext:value-type="float">
            <text:p>0,0089</text:p>
          </table:table-cell>
          <table:table-cell/>
          <table:table-cell table:formula="of:=ABS([.B144])" office:value-type="float" office:value="0.6" calcext:value-type="float">
            <text:p>0,6</text:p>
          </table:table-cell>
          <table:table-cell table:number-columns-repeated="2"/>
          <table:table-cell table:formula="of:=([.B144]+[.C144])*[.D144]" office:value-type="float" office:value="11.48634" calcext:value-type="float">
            <text:p>11,48634</text:p>
          </table:table-cell>
          <table:table-cell table:formula="of:=([.B144]-[.C144])/[.D144]" office:value-type="float" office:value="-144876.404494382" calcext:value-type="float">
            <text:p>-144876,404494382</text:p>
          </table:table-cell>
          <table:table-cell table:number-columns-repeated="141"/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table:style-name="Default" office:value-type="float" office:value="-0.1" calcext:value-type="float">
            <text:p>-0,1</text:p>
          </table:table-cell>
          <table:table-cell office:value-type="float" office:value="370" calcext:value-type="float">
            <text:p>370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ABS([.B145])" office:value-type="float" office:value="0.1" calcext:value-type="float">
            <text:p>0,1</text:p>
          </table:table-cell>
          <table:table-cell table:number-columns-repeated="2"/>
          <table:table-cell table:formula="of:=([.B145]+[.C145])*[.D145]" office:value-type="float" office:value="5.9184" calcext:value-type="float">
            <text:p>5,9184</text:p>
          </table:table-cell>
          <table:table-cell table:formula="of:=([.B145]-[.C145])/[.D145]" office:value-type="float" office:value="-23131.25" calcext:value-type="float">
            <text:p>-23131,25</text:p>
          </table:table-cell>
          <table:table-cell table:number-columns-repeated="141"/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table:style-name="Default" office:value-type="float" office:value="-1.1" calcext:value-type="float">
            <text:p>-1,1</text:p>
          </table:table-cell>
          <table:table-cell office:value-type="float" office:value="2548" calcext:value-type="float">
            <text:p>2548</text:p>
          </table:table-cell>
          <table:table-cell office:value-type="float" office:value="0.00058" calcext:value-type="float">
            <text:p>0,00058</text:p>
          </table:table-cell>
          <table:table-cell/>
          <table:table-cell table:formula="of:=ABS([.B146])" office:value-type="float" office:value="1.1" calcext:value-type="float">
            <text:p>1,1</text:p>
          </table:table-cell>
          <table:table-cell table:number-columns-repeated="2"/>
          <table:table-cell table:formula="of:=([.B146]+[.C146])*[.D146]" office:value-type="float" office:value="1.477202" calcext:value-type="float">
            <text:p>1,477202</text:p>
          </table:table-cell>
          <table:table-cell table:formula="of:=([.B146]-[.C146])/[.D146]" office:value-type="float" office:value="-4395000" calcext:value-type="float">
            <text:p>-4395000</text:p>
          </table:table-cell>
          <table:table-cell table:number-columns-repeated="141"/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table:style-name="Default" office:value-type="float" office:value="-0.096" calcext:value-type="float">
            <text:p>-0,096</text:p>
          </table:table-cell>
          <table:table-cell office:value-type="float" office:value="8.14" calcext:value-type="float">
            <text:p>8,14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ABS([.B147])" office:value-type="float" office:value="0.096" calcext:value-type="float">
            <text:p>0,096</text:p>
          </table:table-cell>
          <table:table-cell table:number-columns-repeated="2"/>
          <table:table-cell table:formula="of:=([.B147]+[.C147])*[.D147]" office:value-type="float" office:value="0.96528" calcext:value-type="float">
            <text:p>0,96528</text:p>
          </table:table-cell>
          <table:table-cell table:formula="of:=([.B147]-[.C147])/[.D147]" office:value-type="float" office:value="-68.6333333333333" calcext:value-type="float">
            <text:p>-68,6333333333333</text:p>
          </table:table-cell>
          <table:table-cell table:number-columns-repeated="141"/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table:style-name="Default" office:value-type="float" office:value="-0.061" calcext:value-type="float">
            <text:p>-0,061</text:p>
          </table:table-cell>
          <table:table-cell office:value-type="float" office:value="0.564" calcext:value-type="float">
            <text:p>0,56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ABS([.B148])" office:value-type="float" office:value="0.061" calcext:value-type="float">
            <text:p>0,061</text:p>
          </table:table-cell>
          <table:table-cell table:number-columns-repeated="2"/>
          <table:table-cell table:formula="of:=([.B148]+[.C148])*[.D148]" office:value-type="float" office:value="0.6539" calcext:value-type="float">
            <text:p>0,6539</text:p>
          </table:table-cell>
          <table:table-cell table:formula="of:=([.B148]-[.C148])/[.D148]" office:value-type="float" office:value="-0.480769230769231" calcext:value-type="float">
            <text:p>-0,480769230769231</text:p>
          </table:table-cell>
          <table:table-cell table:number-columns-repeated="141"/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table:style-name="Default" office:value-type="float" office:value="-0.045" calcext:value-type="float">
            <text:p>-0,045</text:p>
          </table:table-cell>
          <table:table-cell office:value-type="float" office:value="0.327" calcext:value-type="float">
            <text:p>0,327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ABS([.B149])" office:value-type="float" office:value="0.045" calcext:value-type="float">
            <text:p>0,045</text:p>
          </table:table-cell>
          <table:table-cell table:number-columns-repeated="2"/>
          <table:table-cell table:formula="of:=([.B149]+[.C149])*[.D149]" office:value-type="float" office:value="0.5358" calcext:value-type="float">
            <text:p>0,5358</text:p>
          </table:table-cell>
          <table:table-cell table:formula="of:=([.B149]-[.C149])/[.D149]" office:value-type="float" office:value="-0.195789473684211" calcext:value-type="float">
            <text:p>-0,195789473684211</text:p>
          </table:table-cell>
          <table:table-cell table:number-columns-repeated="141"/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table:style-name="Default" office:value-type="float" office:value="-0.042" calcext:value-type="float">
            <text:p>-0,042</text:p>
          </table:table-cell>
          <table:table-cell office:value-type="float" office:value="0.317" calcext:value-type="float">
            <text:p>0,317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ABS([.B150])" office:value-type="float" office:value="0.042" calcext:value-type="float">
            <text:p>0,042</text:p>
          </table:table-cell>
          <table:table-cell table:number-columns-repeated="2"/>
          <table:table-cell table:formula="of:=([.B150]+[.C150])*[.D150]" office:value-type="float" office:value="0.5225" calcext:value-type="float">
            <text:p>0,5225</text:p>
          </table:table-cell>
          <table:table-cell table:formula="of:=([.B150]-[.C150])/[.D150]" office:value-type="float" office:value="-0.188947368421053" calcext:value-type="float">
            <text:p>-0,188947368421053</text:p>
          </table:table-cell>
          <table:table-cell table:number-columns-repeated="141"/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table:style-name="Default" office:value-type="float" office:value="-0.032" calcext:value-type="float">
            <text:p>-0,032</text:p>
          </table:table-cell>
          <table:table-cell office:value-type="float" office:value="0.265" calcext:value-type="float">
            <text:p>0,26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ABS([.B151])" office:value-type="float" office:value="0.032" calcext:value-type="float">
            <text:p>0,032</text:p>
          </table:table-cell>
          <table:table-cell table:number-columns-repeated="2"/>
          <table:table-cell table:formula="of:=([.B151]+[.C151])*[.D151]" office:value-type="float" office:value="0.4427" calcext:value-type="float">
            <text:p>0,4427</text:p>
          </table:table-cell>
          <table:table-cell table:formula="of:=([.B151]-[.C151])/[.D151]" office:value-type="float" office:value="-0.156315789473684" calcext:value-type="float">
            <text:p>-0,156315789473684</text:p>
          </table:table-cell>
          <table:table-cell table:number-columns-repeated="141"/>
        </table:table-row>
        <table:table-row table:style-name="ro1" table:number-rows-repeated="8">
          <table:table-cell/>
          <table:table-cell table:style-name="Default"/>
          <table:table-cell table:number-columns-repeated="149"/>
        </table:table-row>
        <table:table-row table:style-name="ro1">
          <table:table-cell office:value-type="float" office:value="0.01234" calcext:value-type="float">
            <text:p>0,01234</text:p>
          </table:table-cell>
          <table:table-cell table:style-name="Default" office:value-type="float" office:value="0.01046" calcext:value-type="float">
            <text:p>0,01046</text:p>
          </table:table-cell>
          <table:table-cell office:value-type="float" office:value="0.01386" calcext:value-type="float">
            <text:p>0,01386</text:p>
          </table:table-cell>
          <table:table-cell office:value-type="float" office:value="0.01728" calcext:value-type="float">
            <text:p>0,01728</text:p>
          </table:table-cell>
          <table:table-cell office:value-type="float" office:value="0.02012" calcext:value-type="float">
            <text:p>0,02012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388" calcext:value-type="float">
            <text:p>0,02388</text:p>
          </table:table-cell>
          <table:table-cell office:value-type="float" office:value="0.02566" calcext:value-type="float">
            <text:p>0,02566</text:p>
          </table:table-cell>
          <table:table-cell office:value-type="float" office:value="0.02704" calcext:value-type="float">
            <text:p>0,02704</text:p>
          </table:table-cell>
          <table:table-cell office:value-type="float" office:value="0.02842" calcext:value-type="float">
            <text:p>0,02842</text:p>
          </table:table-cell>
          <table:table-cell office:value-type="float" office:value="0.02962" calcext:value-type="float">
            <text:p>0,02962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316" calcext:value-type="float">
            <text:p>0,0316</text:p>
          </table:table-cell>
          <table:table-cell office:value-type="float" office:value="0.0326" calcext:value-type="float">
            <text:p>0,0326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0844" calcext:value-type="float">
            <text:p>0,00844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7862" calcext:value-type="float">
            <text:p>0,007862</text:p>
          </table:table-cell>
          <table:table-cell office:value-type="float" office:value="0.007544" calcext:value-type="float">
            <text:p>0,007544</text:p>
          </table:table-cell>
          <table:table-cell office:value-type="float" office:value="0.00731" calcext:value-type="float">
            <text:p>0,00731</text:p>
          </table:table-cell>
          <table:table-cell office:value-type="float" office:value="0.007012" calcext:value-type="float">
            <text:p>0,007012</text:p>
          </table:table-cell>
          <table:table-cell office:value-type="float" office:value="0.006812" calcext:value-type="float">
            <text:p>0,006812</text:p>
          </table:table-cell>
          <table:table-cell office:value-type="float" office:value="0.006612" calcext:value-type="float">
            <text:p>0,006612</text:p>
          </table:table-cell>
          <table:table-cell office:value-type="float" office:value="0.006394" calcext:value-type="float">
            <text:p>0,006394</text:p>
          </table:table-cell>
          <table:table-cell office:value-type="float" office:value="0.006234" calcext:value-type="float">
            <text:p>0,006234</text:p>
          </table:table-cell>
          <table:table-cell office:value-type="float" office:value="0.006054" calcext:value-type="float">
            <text:p>0,006054</text:p>
          </table:table-cell>
          <table:table-cell office:value-type="float" office:value="0.005876" calcext:value-type="float">
            <text:p>0,005876</text:p>
          </table:table-cell>
          <table:table-cell office:value-type="float" office:value="0.006056" calcext:value-type="float">
            <text:p>0,006056</text:p>
          </table:table-cell>
          <table:table-cell office:value-type="float" office:value="0.005916" calcext:value-type="float">
            <text:p>0,005916</text:p>
          </table:table-cell>
          <table:table-cell office:value-type="float" office:value="0.005776" calcext:value-type="float">
            <text:p>0,005776</text:p>
          </table:table-cell>
          <table:table-cell office:value-type="float" office:value="0.005676" calcext:value-type="float">
            <text:p>0,005676</text:p>
          </table:table-cell>
          <table:table-cell table:number-columns-repeated="2" office:value-type="float" office:value="0.005576" calcext:value-type="float">
            <text:p>0,005576</text:p>
          </table:table-cell>
          <table:table-cell office:value-type="float" office:value="0.005478" calcext:value-type="float">
            <text:p>0,005478</text:p>
          </table:table-cell>
          <table:table-cell office:value-type="float" office:value="0.005418" calcext:value-type="float">
            <text:p>0,005418</text:p>
          </table:table-cell>
          <table:table-cell office:value-type="float" office:value="0.005318" calcext:value-type="float">
            <text:p>0,005318</text:p>
          </table:table-cell>
          <table:table-cell office:value-type="float" office:value="0.005258" calcext:value-type="float">
            <text:p>0,005258</text:p>
          </table:table-cell>
          <table:table-cell office:value-type="float" office:value="0.0051982" calcext:value-type="float">
            <text:p>0,0051982</text:p>
          </table:table-cell>
          <table:table-cell office:value-type="float" office:value="0.005238" calcext:value-type="float">
            <text:p>0,005238</text:p>
          </table:table-cell>
          <table:table-cell office:value-type="float" office:value="0.0051784" calcext:value-type="float">
            <text:p>0,0051784</text:p>
          </table:table-cell>
          <table:table-cell office:value-type="float" office:value="0.0050586" calcext:value-type="float">
            <text:p>0,0050586</text:p>
          </table:table-cell>
          <table:table-cell office:value-type="float" office:value="0.0049988" calcext:value-type="float">
            <text:p>0,0049988</text:p>
          </table:table-cell>
          <table:table-cell office:value-type="float" office:value="0.004999" calcext:value-type="float">
            <text:p>0,004999</text:p>
          </table:table-cell>
          <table:table-cell office:value-type="float" office:value="0.004979" calcext:value-type="float">
            <text:p>0,004979</text:p>
          </table:table-cell>
          <table:table-cell office:value-type="float" office:value="0.0049592" calcext:value-type="float">
            <text:p>0,0049592</text:p>
          </table:table-cell>
          <table:table-cell office:value-type="float" office:value="0.0049392" calcext:value-type="float">
            <text:p>0,0049392</text:p>
          </table:table-cell>
          <table:table-cell office:value-type="float" office:value="0.0049194" calcext:value-type="float">
            <text:p>0,0049194</text:p>
          </table:table-cell>
          <table:table-cell office:value-type="float" office:value="0.0048196" calcext:value-type="float">
            <text:p>0,0048196</text:p>
          </table:table-cell>
          <table:table-cell table:number-columns-repeated="3" office:value-type="float" office:value="0.0048198" calcext:value-type="float">
            <text:p>0,0048198</text:p>
          </table:table-cell>
          <table:table-cell office:value-type="float" office:value="0.00481984" calcext:value-type="float">
            <text:p>0,00481984</text:p>
          </table:table-cell>
          <table:table-cell office:value-type="float" office:value="0.00483984" calcext:value-type="float">
            <text:p>0,00483984</text:p>
          </table:table-cell>
          <table:table-cell office:value-type="float" office:value="0.00483988" calcext:value-type="float">
            <text:p>0,00483988</text:p>
          </table:table-cell>
          <table:table-cell office:value-type="float" office:value="0.0046006" calcext:value-type="float">
            <text:p>0,0046006</text:p>
          </table:table-cell>
          <table:table-cell office:value-type="float" office:value="0.0046206" calcext:value-type="float">
            <text:p>0,0046206</text:p>
          </table:table-cell>
          <table:table-cell office:value-type="float" office:value="0.0046406" calcext:value-type="float">
            <text:p>0,0046406</text:p>
          </table:table-cell>
          <table:table-cell table:number-columns-repeated="2" office:value-type="float" office:value="0.0046606" calcext:value-type="float">
            <text:p>0,0046606</text:p>
          </table:table-cell>
          <table:table-cell office:value-type="float" office:value="0.0046806" calcext:value-type="float">
            <text:p>0,0046806</text:p>
          </table:table-cell>
          <table:table-cell office:value-type="float" office:value="0.0047006" calcext:value-type="float">
            <text:p>0,0047006</text:p>
          </table:table-cell>
          <table:table-cell office:value-type="float" office:value="0.0047206" calcext:value-type="float">
            <text:p>0,0047206</text:p>
          </table:table-cell>
          <table:table-cell office:value-type="float" office:value="0.0047406" calcext:value-type="float">
            <text:p>0,0047406</text:p>
          </table:table-cell>
          <table:table-cell office:value-type="float" office:value="0.0047806" calcext:value-type="float">
            <text:p>0,0047806</text:p>
          </table:table-cell>
          <table:table-cell office:value-type="float" office:value="0.0048006" calcext:value-type="float">
            <text:p>0,0048006</text:p>
          </table:table-cell>
          <table:table-cell office:value-type="float" office:value="0.0048206" calcext:value-type="float">
            <text:p>0,0048206</text:p>
          </table:table-cell>
          <table:table-cell office:value-type="float" office:value="0.0048606" calcext:value-type="float">
            <text:p>0,0048606</text:p>
          </table:table-cell>
          <table:table-cell office:value-type="float" office:value="0.0048804" calcext:value-type="float">
            <text:p>0,0048804</text:p>
          </table:table-cell>
          <table:table-cell office:value-type="float" office:value="0.0049004" calcext:value-type="float">
            <text:p>0,0049004</text:p>
          </table:table-cell>
          <table:table-cell office:value-type="float" office:value="0.0049204" calcext:value-type="float">
            <text:p>0,0049204</text:p>
          </table:table-cell>
          <table:table-cell office:value-type="float" office:value="0.004952" calcext:value-type="float">
            <text:p>0,004952</text:p>
          </table:table-cell>
          <table:table-cell office:value-type="float" office:value="0.004972" calcext:value-type="float">
            <text:p>0,004972</text:p>
          </table:table-cell>
          <table:table-cell office:value-type="float" office:value="0.004992" calcext:value-type="float">
            <text:p>0,004992</text:p>
          </table:table-cell>
          <table:table-cell office:value-type="float" office:value="0.005012" calcext:value-type="float">
            <text:p>0,005012</text:p>
          </table:table-cell>
          <table:table-cell office:value-type="float" office:value="0.005052" calcext:value-type="float">
            <text:p>0,005052</text:p>
          </table:table-cell>
          <table:table-cell office:value-type="float" office:value="0.005072" calcext:value-type="float">
            <text:p>0,005072</text:p>
          </table:table-cell>
          <table:table-cell office:value-type="float" office:value="0.004992" calcext:value-type="float">
            <text:p>0,004992</text:p>
          </table:table-cell>
          <table:table-cell office:value-type="float" office:value="0.005012" calcext:value-type="float">
            <text:p>0,005012</text:p>
          </table:table-cell>
          <table:table-cell office:value-type="float" office:value="0.005052" calcext:value-type="float">
            <text:p>0,005052</text:p>
          </table:table-cell>
          <table:table-cell office:value-type="float" office:value="0.005072" calcext:value-type="float">
            <text:p>0,005072</text:p>
          </table:table-cell>
          <table:table-cell office:value-type="float" office:value="0.005092" calcext:value-type="float">
            <text:p>0,005092</text:p>
          </table:table-cell>
          <table:table-cell office:value-type="float" office:value="0.005112" calcext:value-type="float">
            <text:p>0,005112</text:p>
          </table:table-cell>
          <table:table-cell office:value-type="float" office:value="0.005132" calcext:value-type="float">
            <text:p>0,005132</text:p>
          </table:table-cell>
          <table:table-cell office:value-type="float" office:value="0.005152" calcext:value-type="float">
            <text:p>0,005152</text:p>
          </table:table-cell>
          <table:table-cell office:value-type="float" office:value="0.005172" calcext:value-type="float">
            <text:p>0,005172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092" calcext:value-type="float">
            <text:p>0,005092</text:p>
          </table:table-cell>
          <table:table-cell office:value-type="float" office:value="0.005252" calcext:value-type="float">
            <text:p>0,005252</text:p>
          </table:table-cell>
          <table:table-cell office:value-type="float" office:value="0.005272" calcext:value-type="float">
            <text:p>0,005272</text:p>
          </table:table-cell>
          <table:table-cell office:value-type="float" office:value="0.005292" calcext:value-type="float">
            <text:p>0,005292</text:p>
          </table:table-cell>
          <table:table-cell office:value-type="float" office:value="0.005172" calcext:value-type="float">
            <text:p>0,005172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252" calcext:value-type="float">
            <text:p>0,005252</text:p>
          </table:table-cell>
          <table:table-cell office:value-type="float" office:value="0.005272" calcext:value-type="float">
            <text:p>0,005272</text:p>
          </table:table-cell>
          <table:table-cell table:number-columns-repeated="2" office:value-type="float" office:value="0.005292" calcext:value-type="float">
            <text:p>0,005292</text:p>
          </table:table-cell>
          <table:table-cell table:number-columns-repeated="2" office:value-type="float" office:value="0.005332" calcext:value-type="float">
            <text:p>0,005332</text:p>
          </table:table-cell>
          <table:table-cell table:number-columns-repeated="2" office:value-type="float" office:value="0.005372" calcext:value-type="float">
            <text:p>0,005372</text:p>
          </table:table-cell>
          <table:table-cell office:value-type="float" office:value="0.00539" calcext:value-type="float">
            <text:p>0,00539</text:p>
          </table:table-cell>
          <table:table-cell office:value-type="float" office:value="0.00541" calcext:value-type="float">
            <text:p>0,00541</text:p>
          </table:table-cell>
          <table:table-cell table:number-columns-repeated="2" office:value-type="float" office:value="0.00543" calcext:value-type="float">
            <text:p>0,00543</text:p>
          </table:table-cell>
          <table:table-cell office:value-type="float" office:value="0.00545" calcext:value-type="float">
            <text:p>0,00545</text:p>
          </table:table-cell>
          <table:table-cell table:number-columns-repeated="3" office:value-type="float" office:value="0.00547" calcext:value-type="float">
            <text:p>0,00547</text:p>
          </table:table-cell>
          <table:table-cell table:number-columns-repeated="2" office:value-type="float" office:value="0.00551" calcext:value-type="float">
            <text:p>0,00551</text:p>
          </table:table-cell>
          <table:table-cell office:value-type="float" office:value="0.00553" calcext:value-type="float">
            <text:p>0,00553</text:p>
          </table:table-cell>
          <table:table-cell table:number-columns-repeated="2" office:value-type="float" office:value="0.00555" calcext:value-type="float">
            <text:p>0,00555</text:p>
          </table:table-cell>
          <table:table-cell office:value-type="float" office:value="0.00557" calcext:value-type="float">
            <text:p>0,00557</text:p>
          </table:table-cell>
          <table:table-cell table:number-columns-repeated="2" office:value-type="float" office:value="0.00559" calcext:value-type="float">
            <text:p>0,00559</text:p>
          </table:table-cell>
          <table:table-cell table:number-columns-repeated="2" office:value-type="float" office:value="0.00561" calcext:value-type="float">
            <text:p>0,00561</text:p>
          </table:table-cell>
          <table:table-cell table:number-columns-repeated="3" office:value-type="float" office:value="0.00563" calcext:value-type="float">
            <text:p>0,00563</text:p>
          </table:table-cell>
          <table:table-cell table:number-columns-repeated="3" office:value-type="float" office:value="0.00565" calcext:value-type="float">
            <text:p>0,00565</text:p>
          </table:table-cell>
          <table:table-cell table:number-columns-repeated="2" office:value-type="float" office:value="0.00567" calcext:value-type="float">
            <text:p>0,00567</text:p>
          </table:table-cell>
          <table:table-cell table:number-columns-repeated="3" office:value-type="float" office:value="0.00569" calcext:value-type="float">
            <text:p>0,00569</text:p>
          </table:table-cell>
          <table:table-cell table:number-columns-repeated="3" office:value-type="float" office:value="0.00571" calcext:value-type="float">
            <text:p>0,00571</text:p>
          </table:table-cell>
          <table:table-cell table:number-columns-repeated="6" office:value-type="float" office:value="0.00573" calcext:value-type="float">
            <text:p>0,00573</text:p>
          </table:table-cell>
          <table:table-cell table:number-columns-repeated="3" office:value-type="float" office:value="0.00575" calcext:value-type="float">
            <text:p>0,00575</text:p>
          </table:table-cell>
          <table:table-cell office:value-type="float" office:value="11.48634" calcext:value-type="float">
            <text:p>11,48634</text:p>
          </table:table-cell>
          <table:table-cell office:value-type="float" office:value="5.9184" calcext:value-type="float">
            <text:p>5,9184</text:p>
          </table:table-cell>
          <table:table-cell office:value-type="float" office:value="1.477202" calcext:value-type="float">
            <text:p>1,477202</text:p>
          </table:table-cell>
          <table:table-cell office:value-type="float" office:value="0.96528" calcext:value-type="float">
            <text:p>0,96528</text:p>
          </table:table-cell>
          <table:table-cell office:value-type="float" office:value="0.6539" calcext:value-type="float">
            <text:p>0,6539</text:p>
          </table:table-cell>
          <table:table-cell office:value-type="float" office:value="0.5358" calcext:value-type="float">
            <text:p>0,5358</text:p>
          </table:table-cell>
          <table:table-cell office:value-type="float" office:value="0.5225" calcext:value-type="float">
            <text:p>0,5225</text:p>
          </table:table-cell>
          <table:table-cell office:value-type="float" office:value="0.4427" calcext:value-type="float">
            <text:p>0,4427</text:p>
          </table:table-cell>
        </table:table-row>
        <table:table-row table:style-name="ro1">
          <table:table-cell office:value-type="float" office:value="-0.003105" calcext:value-type="float">
            <text:p>-0,003105</text:p>
          </table:table-cell>
          <table:table-cell table:style-name="Default" office:value-type="float" office:value="-0.002635" calcext:value-type="float">
            <text:p>-0,002635</text:p>
          </table:table-cell>
          <table:table-cell office:value-type="float" office:value="-0.003495" calcext:value-type="float">
            <text:p>-0,003495</text:p>
          </table:table-cell>
          <table:table-cell office:value-type="float" office:value="-0.00436" calcext:value-type="float">
            <text:p>-0,00436</text:p>
          </table:table-cell>
          <table:table-cell office:value-type="float" office:value="-0.00507" calcext:value-type="float">
            <text:p>-0,00507</text:p>
          </table:table-cell>
          <table:table-cell office:value-type="float" office:value="-0.005525" calcext:value-type="float">
            <text:p>-0,005525</text:p>
          </table:table-cell>
          <table:table-cell office:value-type="float" office:value="-0.00603" calcext:value-type="float">
            <text:p>-0,00603</text:p>
          </table:table-cell>
          <table:table-cell office:value-type="float" office:value="-0.006485" calcext:value-type="float">
            <text:p>-0,006485</text:p>
          </table:table-cell>
          <table:table-cell office:value-type="float" office:value="-0.00684" calcext:value-type="float">
            <text:p>-0,00684</text:p>
          </table:table-cell>
          <table:table-cell office:value-type="float" office:value="-0.007195" calcext:value-type="float">
            <text:p>-0,007195</text:p>
          </table:table-cell>
          <table:table-cell office:value-type="float" office:value="-0.007495" calcext:value-type="float">
            <text:p>-0,007495</text:p>
          </table:table-cell>
          <table:table-cell office:value-type="float" office:value="-0.00775" calcext:value-type="float">
            <text:p>-0,00775</text:p>
          </table:table-cell>
          <table:table-cell office:value-type="float" office:value="-0.008" calcext:value-type="float">
            <text:p>-0,008</text:p>
          </table:table-cell>
          <table:table-cell office:value-type="float" office:value="-0.00825" calcext:value-type="float">
            <text:p>-0,00825</text:p>
          </table:table-cell>
          <table:table-cell office:value-type="float" office:value="-0.00845" calcext:value-type="float">
            <text:p>-0,00845</text:p>
          </table:table-cell>
          <table:table-cell office:value-type="float" office:value="-0.00212" calcext:value-type="float">
            <text:p>-0,00212</text:p>
          </table:table-cell>
          <table:table-cell office:value-type="float" office:value="-0.00204" calcext:value-type="float">
            <text:p>-0,00204</text:p>
          </table:table-cell>
          <table:table-cell office:value-type="float" office:value="-0.0019745" calcext:value-type="float">
            <text:p>-0,0019745</text:p>
          </table:table-cell>
          <table:table-cell office:value-type="float" office:value="-0.001894" calcext:value-type="float">
            <text:p>-0,001894</text:p>
          </table:table-cell>
          <table:table-cell office:value-type="float" office:value="-0.0018325" calcext:value-type="float">
            <text:p>-0,0018325</text:p>
          </table:table-cell>
          <table:table-cell office:value-type="float" office:value="-0.001757" calcext:value-type="float">
            <text:p>-0,001757</text:p>
          </table:table-cell>
          <table:table-cell office:value-type="float" office:value="-0.001707" calcext:value-type="float">
            <text:p>-0,001707</text:p>
          </table:table-cell>
          <table:table-cell office:value-type="float" office:value="-0.001657" calcext:value-type="float">
            <text:p>-0,001657</text:p>
          </table:table-cell>
          <table:table-cell office:value-type="float" office:value="-0.0016015" calcext:value-type="float">
            <text:p>-0,0016015</text:p>
          </table:table-cell>
          <table:table-cell office:value-type="float" office:value="-0.0015615" calcext:value-type="float">
            <text:p>-0,0015615</text:p>
          </table:table-cell>
          <table:table-cell office:value-type="float" office:value="-0.0015165" calcext:value-type="float">
            <text:p>-0,0015165</text:p>
          </table:table-cell>
          <table:table-cell office:value-type="float" office:value="-0.001471" calcext:value-type="float">
            <text:p>-0,001471</text:p>
          </table:table-cell>
          <table:table-cell office:value-type="float" office:value="-0.001516" calcext:value-type="float">
            <text:p>-0,001516</text:p>
          </table:table-cell>
          <table:table-cell office:value-type="float" office:value="-0.001481" calcext:value-type="float">
            <text:p>-0,001481</text:p>
          </table:table-cell>
          <table:table-cell office:value-type="float" office:value="-0.001446" calcext:value-type="float">
            <text:p>-0,001446</text:p>
          </table:table-cell>
          <table:table-cell office:value-type="float" office:value="-0.001421" calcext:value-type="float">
            <text:p>-0,001421</text:p>
          </table:table-cell>
          <table:table-cell table:number-columns-repeated="2" office:value-type="float" office:value="-0.001396" calcext:value-type="float">
            <text:p>-0,001396</text:p>
          </table:table-cell>
          <table:table-cell office:value-type="float" office:value="-0.0013705" calcext:value-type="float">
            <text:p>-0,0013705</text:p>
          </table:table-cell>
          <table:table-cell office:value-type="float" office:value="-0.0013555" calcext:value-type="float">
            <text:p>-0,0013555</text:p>
          </table:table-cell>
          <table:table-cell office:value-type="float" office:value="-0.0013305" calcext:value-type="float">
            <text:p>-0,0013305</text:p>
          </table:table-cell>
          <table:table-cell office:value-type="float" office:value="-0.0013155" calcext:value-type="float">
            <text:p>-0,0013155</text:p>
          </table:table-cell>
          <table:table-cell office:value-type="float" office:value="-0.00130045" calcext:value-type="float">
            <text:p>-0,00130045</text:p>
          </table:table-cell>
          <table:table-cell office:value-type="float" office:value="-0.0013105" calcext:value-type="float">
            <text:p>-0,0013105</text:p>
          </table:table-cell>
          <table:table-cell office:value-type="float" office:value="-0.0012954" calcext:value-type="float">
            <text:p>-0,0012954</text:p>
          </table:table-cell>
          <table:table-cell office:value-type="float" office:value="-0.00126535" calcext:value-type="float">
            <text:p>-0,00126535</text:p>
          </table:table-cell>
          <table:table-cell office:value-type="float" office:value="-0.0012503" calcext:value-type="float">
            <text:p>-0,0012503</text:p>
          </table:table-cell>
          <table:table-cell office:value-type="float" office:value="-0.00125025" calcext:value-type="float">
            <text:p>-0,00125025</text:p>
          </table:table-cell>
          <table:table-cell office:value-type="float" office:value="-0.00124525" calcext:value-type="float">
            <text:p>-0,00124525</text:p>
          </table:table-cell>
          <table:table-cell office:value-type="float" office:value="-0.0012402" calcext:value-type="float">
            <text:p>-0,0012402</text:p>
          </table:table-cell>
          <table:table-cell office:value-type="float" office:value="-0.0012352" calcext:value-type="float">
            <text:p>-0,0012352</text:p>
          </table:table-cell>
          <table:table-cell office:value-type="float" office:value="-0.00123015" calcext:value-type="float">
            <text:p>-0,00123015</text:p>
          </table:table-cell>
          <table:table-cell office:value-type="float" office:value="-0.0012051" calcext:value-type="float">
            <text:p>-0,0012051</text:p>
          </table:table-cell>
          <table:table-cell table:number-columns-repeated="3" office:value-type="float" office:value="-0.00120505" calcext:value-type="float">
            <text:p>-0,00120505</text:p>
          </table:table-cell>
          <table:table-cell office:value-type="float" office:value="-0.00120504" calcext:value-type="float">
            <text:p>-0,00120504</text:p>
          </table:table-cell>
          <table:table-cell office:value-type="float" office:value="-0.00121004" calcext:value-type="float">
            <text:p>-0,00121004</text:p>
          </table:table-cell>
          <table:table-cell office:value-type="float" office:value="-0.00121003" calcext:value-type="float">
            <text:p>-0,00121003</text:p>
          </table:table-cell>
          <table:table-cell office:value-type="float" office:value="-0.00114985" calcext:value-type="float">
            <text:p>-0,00114985</text:p>
          </table:table-cell>
          <table:table-cell office:value-type="float" office:value="-0.00115485" calcext:value-type="float">
            <text:p>-0,00115485</text:p>
          </table:table-cell>
          <table:table-cell office:value-type="float" office:value="-0.00115985" calcext:value-type="float">
            <text:p>-0,00115985</text:p>
          </table:table-cell>
          <table:table-cell table:number-columns-repeated="2" office:value-type="float" office:value="-0.00116485" calcext:value-type="float">
            <text:p>-0,00116485</text:p>
          </table:table-cell>
          <table:table-cell office:value-type="float" office:value="-0.00116985" calcext:value-type="float">
            <text:p>-0,00116985</text:p>
          </table:table-cell>
          <table:table-cell office:value-type="float" office:value="-0.00117485" calcext:value-type="float">
            <text:p>-0,00117485</text:p>
          </table:table-cell>
          <table:table-cell office:value-type="float" office:value="-0.00117985" calcext:value-type="float">
            <text:p>-0,00117985</text:p>
          </table:table-cell>
          <table:table-cell office:value-type="float" office:value="-0.00118485" calcext:value-type="float">
            <text:p>-0,00118485</text:p>
          </table:table-cell>
          <table:table-cell office:value-type="float" office:value="-0.00119485" calcext:value-type="float">
            <text:p>-0,00119485</text:p>
          </table:table-cell>
          <table:table-cell office:value-type="float" office:value="-0.00119985" calcext:value-type="float">
            <text:p>-0,00119985</text:p>
          </table:table-cell>
          <table:table-cell office:value-type="float" office:value="-0.00120485" calcext:value-type="float">
            <text:p>-0,00120485</text:p>
          </table:table-cell>
          <table:table-cell office:value-type="float" office:value="-0.00121485" calcext:value-type="float">
            <text:p>-0,00121485</text:p>
          </table:table-cell>
          <table:table-cell office:value-type="float" office:value="-0.0012199" calcext:value-type="float">
            <text:p>-0,0012199</text:p>
          </table:table-cell>
          <table:table-cell office:value-type="float" office:value="-0.0012249" calcext:value-type="float">
            <text:p>-0,0012249</text:p>
          </table:table-cell>
          <table:table-cell office:value-type="float" office:value="-0.0012299" calcext:value-type="float">
            <text:p>-0,0012299</text:p>
          </table:table-cell>
          <table:table-cell office:value-type="float" office:value="-0.001242" calcext:value-type="float">
            <text:p>-0,001242</text:p>
          </table:table-cell>
          <table:table-cell office:value-type="float" office:value="-0.001247" calcext:value-type="float">
            <text:p>-0,001247</text:p>
          </table:table-cell>
          <table:table-cell office:value-type="float" office:value="-0.001252" calcext:value-type="float">
            <text:p>-0,001252</text:p>
          </table:table-cell>
          <table:table-cell office:value-type="float" office:value="-0.001257" calcext:value-type="float">
            <text:p>-0,001257</text:p>
          </table:table-cell>
          <table:table-cell office:value-type="float" office:value="-0.001267" calcext:value-type="float">
            <text:p>-0,001267</text:p>
          </table:table-cell>
          <table:table-cell office:value-type="float" office:value="-0.001272" calcext:value-type="float">
            <text:p>-0,001272</text:p>
          </table:table-cell>
          <table:table-cell office:value-type="float" office:value="-0.001252" calcext:value-type="float">
            <text:p>-0,001252</text:p>
          </table:table-cell>
          <table:table-cell office:value-type="float" office:value="-0.001257" calcext:value-type="float">
            <text:p>-0,001257</text:p>
          </table:table-cell>
          <table:table-cell office:value-type="float" office:value="-0.001267" calcext:value-type="float">
            <text:p>-0,001267</text:p>
          </table:table-cell>
          <table:table-cell office:value-type="float" office:value="-0.001272" calcext:value-type="float">
            <text:p>-0,001272</text:p>
          </table:table-cell>
          <table:table-cell office:value-type="float" office:value="-0.001277" calcext:value-type="float">
            <text:p>-0,001277</text:p>
          </table:table-cell>
          <table:table-cell office:value-type="float" office:value="-0.001282" calcext:value-type="float">
            <text:p>-0,001282</text:p>
          </table:table-cell>
          <table:table-cell office:value-type="float" office:value="-0.001287" calcext:value-type="float">
            <text:p>-0,001287</text:p>
          </table:table-cell>
          <table:table-cell office:value-type="float" office:value="-0.001292" calcext:value-type="float">
            <text:p>-0,001292</text:p>
          </table:table-cell>
          <table:table-cell office:value-type="float" office:value="-0.001297" calcext:value-type="float">
            <text:p>-0,001297</text:p>
          </table:table-cell>
          <table:table-cell office:value-type="float" office:value="-0.001307" calcext:value-type="float">
            <text:p>-0,001307</text:p>
          </table:table-cell>
          <table:table-cell office:value-type="float" office:value="-0.001277" calcext:value-type="float">
            <text:p>-0,001277</text:p>
          </table:table-cell>
          <table:table-cell office:value-type="float" office:value="-0.001317" calcext:value-type="float">
            <text:p>-0,001317</text:p>
          </table:table-cell>
          <table:table-cell office:value-type="float" office:value="-0.001322" calcext:value-type="float">
            <text:p>-0,001322</text:p>
          </table:table-cell>
          <table:table-cell office:value-type="float" office:value="-0.001327" calcext:value-type="float">
            <text:p>-0,001327</text:p>
          </table:table-cell>
          <table:table-cell office:value-type="float" office:value="-0.001297" calcext:value-type="float">
            <text:p>-0,001297</text:p>
          </table:table-cell>
          <table:table-cell office:value-type="float" office:value="-0.001302" calcext:value-type="float">
            <text:p>-0,001302</text:p>
          </table:table-cell>
          <table:table-cell office:value-type="float" office:value="-0.001307" calcext:value-type="float">
            <text:p>-0,001307</text:p>
          </table:table-cell>
          <table:table-cell office:value-type="float" office:value="-0.001312" calcext:value-type="float">
            <text:p>-0,001312</text:p>
          </table:table-cell>
          <table:table-cell office:value-type="float" office:value="-0.001317" calcext:value-type="float">
            <text:p>-0,001317</text:p>
          </table:table-cell>
          <table:table-cell office:value-type="float" office:value="-0.001322" calcext:value-type="float">
            <text:p>-0,001322</text:p>
          </table:table-cell>
          <table:table-cell table:number-columns-repeated="2" office:value-type="float" office:value="-0.001327" calcext:value-type="float">
            <text:p>-0,001327</text:p>
          </table:table-cell>
          <table:table-cell table:number-columns-repeated="2" office:value-type="float" office:value="-0.001337" calcext:value-type="float">
            <text:p>-0,001337</text:p>
          </table:table-cell>
          <table:table-cell table:number-columns-repeated="2" office:value-type="float" office:value="-0.001347" calcext:value-type="float">
            <text:p>-0,001347</text:p>
          </table:table-cell>
          <table:table-cell office:value-type="float" office:value="-0.0013525" calcext:value-type="float">
            <text:p>-0,0013525</text:p>
          </table:table-cell>
          <table:table-cell office:value-type="float" office:value="-0.0013575" calcext:value-type="float">
            <text:p>-0,0013575</text:p>
          </table:table-cell>
          <table:table-cell table:number-columns-repeated="2" office:value-type="float" office:value="-0.0013625" calcext:value-type="float">
            <text:p>-0,0013625</text:p>
          </table:table-cell>
          <table:table-cell office:value-type="float" office:value="-0.0013675" calcext:value-type="float">
            <text:p>-0,0013675</text:p>
          </table:table-cell>
          <table:table-cell table:number-columns-repeated="3" office:value-type="float" office:value="-0.0013725" calcext:value-type="float">
            <text:p>-0,0013725</text:p>
          </table:table-cell>
          <table:table-cell table:number-columns-repeated="2" office:value-type="float" office:value="-0.0013825" calcext:value-type="float">
            <text:p>-0,0013825</text:p>
          </table:table-cell>
          <table:table-cell office:value-type="float" office:value="-0.0013875" calcext:value-type="float">
            <text:p>-0,0013875</text:p>
          </table:table-cell>
          <table:table-cell table:number-columns-repeated="2" office:value-type="float" office:value="-0.0013925" calcext:value-type="float">
            <text:p>-0,0013925</text:p>
          </table:table-cell>
          <table:table-cell office:value-type="float" office:value="-0.0013975" calcext:value-type="float">
            <text:p>-0,0013975</text:p>
          </table:table-cell>
          <table:table-cell table:number-columns-repeated="2" office:value-type="float" office:value="-0.0014025" calcext:value-type="float">
            <text:p>-0,0014025</text:p>
          </table:table-cell>
          <table:table-cell table:number-columns-repeated="2" office:value-type="float" office:value="-0.0014075" calcext:value-type="float">
            <text:p>-0,0014075</text:p>
          </table:table-cell>
          <table:table-cell table:number-columns-repeated="3" office:value-type="float" office:value="-0.0014125" calcext:value-type="float">
            <text:p>-0,0014125</text:p>
          </table:table-cell>
          <table:table-cell table:number-columns-repeated="3" office:value-type="float" office:value="-0.0014175" calcext:value-type="float">
            <text:p>-0,0014175</text:p>
          </table:table-cell>
          <table:table-cell table:number-columns-repeated="2" office:value-type="float" office:value="-0.0014225" calcext:value-type="float">
            <text:p>-0,0014225</text:p>
          </table:table-cell>
          <table:table-cell table:number-columns-repeated="3" office:value-type="float" office:value="-0.0014275" calcext:value-type="float">
            <text:p>-0,0014275</text:p>
          </table:table-cell>
          <table:table-cell table:number-columns-repeated="3" office:value-type="float" office:value="-0.0014325" calcext:value-type="float">
            <text:p>-0,0014325</text:p>
          </table:table-cell>
          <table:table-cell table:number-columns-repeated="6" office:value-type="float" office:value="-0.0014375" calcext:value-type="float">
            <text:p>-0,0014375</text:p>
          </table:table-cell>
          <table:table-cell table:number-columns-repeated="3" office:value-type="float" office:value="-0.0014425" calcext:value-type="float">
            <text:p>-0,0014425</text:p>
          </table:table-cell>
          <table:table-cell office:value-type="float" office:value="-144876.404494382" calcext:value-type="float">
            <text:p>-144876,404494382</text:p>
          </table:table-cell>
          <table:table-cell office:value-type="float" office:value="-23131.25" calcext:value-type="float">
            <text:p>-23131,25</text:p>
          </table:table-cell>
          <table:table-cell office:value-type="float" office:value="-4395000" calcext:value-type="float">
            <text:p>-4395000</text:p>
          </table:table-cell>
          <table:table-cell office:value-type="float" office:value="-68.6333333333333" calcext:value-type="float">
            <text:p>-68,6333333333333</text:p>
          </table:table-cell>
          <table:table-cell office:value-type="float" office:value="-0.480769230769231" calcext:value-type="float">
            <text:p>-0,480769230769231</text:p>
          </table:table-cell>
          <table:table-cell office:value-type="float" office:value="-0.195789473684211" calcext:value-type="float">
            <text:p>-0,195789473684211</text:p>
          </table:table-cell>
          <table:table-cell office:value-type="float" office:value="-0.188947368421053" calcext:value-type="float">
            <text:p>-0,188947368421053</text:p>
          </table:table-cell>
          <table:table-cell office:value-type="float" office:value="-0.156315789473684" calcext:value-type="float">
            <text:p>-0,156315789473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2:11:41.7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1:32:14.425000000</meta:creation-date>
    <dc:date>2020-11-13T12:28:09.788000000</dc:date>
    <meta:editing-duration>PT17M4S</meta:editing-duration>
    <meta:editing-cycles>3</meta:editing-cycles>
    <meta:generator>LibreOffice/7.0.3.1$Windows_X86_64 LibreOffice_project/d7547858d014d4cf69878db179d326fc3483e082</meta:generator>
    <meta:document-statistic meta:table-count="1" meta:cell-count="1359" meta:object-count="0"/>
  </office:meta>
</office:document-meta>
</file>